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2.985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1" table:style-name="ta1">
        <table:shapes>
          <draw:frame draw:z-index="0" draw:style-name="gr1" draw:text-style-name="P1" svg:width="15.989cm" svg:height="9.004cm" svg:x="20.415cm" svg:y="1.062cm">
            <draw:object draw:notify-on-update-of-ranges="Ark1.A1:Ark1.A1 Ark1.A2:Ark1.A73 Ark1.B1:Ark1.B1 Ark1.B2:Ark1.B7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6.134cm" svg:y="4.642cm">
            <draw:object draw:notify-on-update-of-ranges="Ark1.A1:Ark1.A1 Ark1.A2:Ark1.A73 Ark1.C1:Ark1.C1 Ark1.C2:Ark1.C7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alculated distance</text:p>
          </table:table-cell>
          <table:table-cell office:value-type="string" calcext:value-type="string">
            <text:p>Squared error</text:p>
          </table:table-cell>
          <table:table-cell office:value-type="string" calcext:value-type="string">
            <text:p>Calculated time</text:p>
          </table:table-cell>
          <table:table-cell office:value-type="string" calcext:value-type="string">
            <text:p>Squared error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.730258" calcext:value-type="float">
            <text:p>2,730258</text:p>
          </table:table-cell>
          <table:table-cell office:value-type="float" office:value="0.9103807" calcext:value-type="float">
            <text:p>0,9103807</text:p>
          </table:table-cell>
          <table:table-cell table:formula="of:=[.$J$26]*[.A2]^2 + [.$J$27]*[.A2]+[.$J$28]" office:value-type="float" office:value="2.714088725515" calcext:value-type="float">
            <text:p>2,7140887255</text:p>
          </table:table-cell>
          <table:table-cell table:formula="of:=([.B2]-[.D2]) * ([.B2]-[.D2])" office:value-type="float" office:value="0.000261445437371249" calcext:value-type="float">
            <text:p>0,0002614454</text:p>
          </table:table-cell>
          <table:table-cell table:formula="of:=[.$J$31]*[.A2]+[.$J$32]" office:value-type="float" office:value="0.88393000454" calcext:value-type="float">
            <text:p>0,8839300045</text:p>
          </table:table-cell>
          <table:table-cell table:formula="of:=([.C2]-[.F2])*([.C2]-[.F2])" office:value-type="float" office:value="0.000699639290317659" calcext:value-type="float">
            <text:p>0,0006996393</text:p>
          </table:table-cell>
          <table:table-cell table:number-columns-repeated="3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2.849493" calcext:value-type="float">
            <text:p>2,849493</text:p>
          </table:table-cell>
          <table:table-cell office:value-type="float" office:value="0.9342742" calcext:value-type="float">
            <text:p>0,9342742</text:p>
          </table:table-cell>
          <table:table-cell table:formula="of:=[.$J$26]*[.A3]^2 + [.$J$27]*[.A3]+[.$J$28]" office:value-type="float" office:value="2.84824017844725" calcext:value-type="float">
            <text:p>2,8482401784</text:p>
          </table:table-cell>
          <table:table-cell table:formula="of:=([.B3]-[.D3]) * ([.B3]-[.D3])" office:value-type="float" office:value="0.00000156956184303346" calcext:value-type="float">
            <text:p>1,56956184303346E-006</text:p>
          </table:table-cell>
          <table:table-cell table:formula="of:=[.$J$31]*[.A3]+[.$J$32]" office:value-type="float" office:value="0.901980627708" calcext:value-type="float">
            <text:p>0,9019806277</text:p>
          </table:table-cell>
          <table:table-cell table:formula="of:=([.C3]-[.F3])*([.C3]-[.F3])" office:value-type="float" office:value="0.00104287481137862" calcext:value-type="float">
            <text:p>0,001042874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2.960936" calcext:value-type="float">
            <text:p>2,960936</text:p>
          </table:table-cell>
          <table:table-cell office:value-type="float" office:value="0.9518049" calcext:value-type="float">
            <text:p>0,9518049</text:p>
          </table:table-cell>
          <table:table-cell table:formula="of:=[.$J$26]*[.A4]^2 + [.$J$27]*[.A4]+[.$J$28]" office:value-type="float" office:value="2.986356274848" calcext:value-type="float">
            <text:p>2,9863562748</text:p>
          </table:table-cell>
          <table:table-cell table:formula="of:=([.B4]-[.D4]) * ([.B4]-[.D4])" office:value-type="float" office:value="0.00064619037334788" calcext:value-type="float">
            <text:p>0,0006461904</text:p>
          </table:table-cell>
          <table:table-cell table:formula="of:=[.$J$31]*[.A4]+[.$J$32]" office:value-type="float" office:value="0.920031250876" calcext:value-type="float">
            <text:p>0,9200312509</text:p>
          </table:table-cell>
          <table:table-cell table:formula="of:=([.C4]-[.F4])*([.C4]-[.F4])" office:value-type="float" office:value="0.00100956477865506" calcext:value-type="float">
            <text:p>0,0010095648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3.052949" calcext:value-type="float">
            <text:p>3,052949</text:p>
          </table:table-cell>
          <table:table-cell office:value-type="float" office:value="0.9498904" calcext:value-type="float">
            <text:p>0,9498904</text:p>
          </table:table-cell>
          <table:table-cell table:formula="of:=[.$J$26]*[.A5]^2 + [.$J$27]*[.A5]+[.$J$28]" office:value-type="float" office:value="3.12843701471725" calcext:value-type="float">
            <text:p>3,1284370147</text:p>
          </table:table-cell>
          <table:table-cell table:formula="of:=([.B5]-[.D5]) * ([.B5]-[.D5])" office:value-type="float" office:value="0.00569844036595183" calcext:value-type="float">
            <text:p>0,0056984404</text:p>
          </table:table-cell>
          <table:table-cell table:formula="of:=[.$J$31]*[.A5]+[.$J$32]" office:value-type="float" office:value="0.938081874044" calcext:value-type="float">
            <text:p>0,938081874</text:p>
          </table:table-cell>
          <table:table-cell table:formula="of:=([.C5]-[.F5])*([.C5]-[.F5])" office:value-type="float" office:value="0.000139441285253523" calcext:value-type="float">
            <text:p>0,0001394413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3.255298" calcext:value-type="float">
            <text:p>3,255298</text:p>
          </table:table-cell>
          <table:table-cell office:value-type="float" office:value="0.9676372" calcext:value-type="float">
            <text:p>0,9676372</text:p>
          </table:table-cell>
          <table:table-cell table:formula="of:=[.$J$26]*[.A6]^2 + [.$J$27]*[.A6]+[.$J$28]" office:value-type="float" office:value="3.274482398055" calcext:value-type="float">
            <text:p>3,2744823981</text:p>
          </table:table-cell>
          <table:table-cell table:formula="of:=([.B6]-[.D6]) * ([.B6]-[.D6])" office:value-type="float" office:value="0.000368041128732711" calcext:value-type="float">
            <text:p>0,0003680411</text:p>
          </table:table-cell>
          <table:table-cell table:formula="of:=[.$J$31]*[.A6]+[.$J$32]" office:value-type="float" office:value="0.956132497212" calcext:value-type="float">
            <text:p>0,9561324972</text:p>
          </table:table-cell>
          <table:table-cell table:formula="of:=([.C6]-[.F6])*([.C6]-[.F6])" office:value-type="float" office:value="0.000132358186240214" calcext:value-type="float">
            <text:p>0,0001323582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3.469865" calcext:value-type="float">
            <text:p>3,469865</text:p>
          </table:table-cell>
          <table:table-cell office:value-type="float" office:value="0.9818116" calcext:value-type="float">
            <text:p>0,9818116</text:p>
          </table:table-cell>
          <table:table-cell table:formula="of:=[.$J$26]*[.A7]^2 + [.$J$27]*[.A7]+[.$J$28]" office:value-type="float" office:value="3.42449242486125" calcext:value-type="float">
            <text:p>3,4244924249</text:p>
          </table:table-cell>
          <table:table-cell table:formula="of:=([.B7]-[.D7]) * ([.B7]-[.D7])" office:value-type="float" office:value="0.00205867057472147" calcext:value-type="float">
            <text:p>0,0020586706</text:p>
          </table:table-cell>
          <table:table-cell table:formula="of:=[.$J$31]*[.A7]+[.$J$32]" office:value-type="float" office:value="0.97418312038" calcext:value-type="float">
            <text:p>0,9741831204</text:p>
          </table:table-cell>
          <table:table-cell table:formula="of:=([.C7]-[.F7])*([.C7]-[.F7])" office:value-type="float" office:value="0.0000581937013127556" calcext:value-type="float">
            <text:p>5,81937013127556E-005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3.610824" calcext:value-type="float">
            <text:p>3,610824</text:p>
          </table:table-cell>
          <table:table-cell office:value-type="float" office:value="1.019622" calcext:value-type="float">
            <text:p>1,019622</text:p>
          </table:table-cell>
          <table:table-cell table:formula="of:=[.$J$26]*[.A8]^2 + [.$J$27]*[.A8]+[.$J$28]" office:value-type="float" office:value="3.578467095136" calcext:value-type="float">
            <text:p>3,5784670951</text:p>
          </table:table-cell>
          <table:table-cell table:formula="of:=([.B8]-[.D8]) * ([.B8]-[.D8])" office:value-type="float" office:value="0.00104696929237793" calcext:value-type="float">
            <text:p>0,0010469693</text:p>
          </table:table-cell>
          <table:table-cell table:formula="of:=[.$J$31]*[.A8]+[.$J$32]" office:value-type="float" office:value="0.992233743548" calcext:value-type="float">
            <text:p>0,9922337435</text:p>
          </table:table-cell>
          <table:table-cell table:formula="of:=([.C8]-[.F8])*([.C8]-[.F8])" office:value-type="float" office:value="0.000750116591480522" calcext:value-type="float">
            <text:p>0,0007501166</text:p>
          </table:table-cell>
          <table:table-cell table:number-columns-repeated="3"/>
        </table:table-row>
        <table:table-row table:style-name="ro1">
          <table:table-cell office:value-type="float" office:value="0.3699999" calcext:value-type="float">
            <text:p>0,3699999</text:p>
          </table:table-cell>
          <table:table-cell office:value-type="float" office:value="3.741397" calcext:value-type="float">
            <text:p>3,741397</text:p>
          </table:table-cell>
          <table:table-cell office:value-type="float" office:value="1.037328" calcext:value-type="float">
            <text:p>1,037328</text:p>
          </table:table-cell>
          <table:table-cell table:formula="of:=[.$J$26]*[.A9]^2 + [.$J$27]*[.A9]+[.$J$28]" office:value-type="float" office:value="3.73640480966309" calcext:value-type="float">
            <text:p>3,7364048097</text:p>
          </table:table-cell>
          <table:table-cell table:formula="of:=([.B9]-[.D9]) * ([.B9]-[.D9])" office:value-type="float" office:value="0.0000249219643599055" calcext:value-type="float">
            <text:p>0,000024922</text:p>
          </table:table-cell>
          <table:table-cell table:formula="of:=[.$J$31]*[.A9]+[.$J$32]" office:value-type="float" office:value="1.01028418620977" calcext:value-type="float">
            <text:p>1,0102841862</text:p>
          </table:table-cell>
          <table:table-cell table:formula="of:=([.C9]-[.F9])*([.C9]-[.F9])" office:value-type="float" office:value="0.000731367864320732" calcext:value-type="float">
            <text:p>0,0007313679</text:p>
          </table:table-cell>
          <table:table-cell table:number-columns-repeated="3"/>
        </table:table-row>
        <table:table-row table:style-name="ro1">
          <table:table-cell office:value-type="float" office:value="0.3799999" calcext:value-type="float">
            <text:p>0,3799999</text:p>
          </table:table-cell>
          <table:table-cell office:value-type="float" office:value="3.847506" calcext:value-type="float">
            <text:p>3,847506</text:p>
          </table:table-cell>
          <table:table-cell office:value-type="float" office:value="1.035242" calcext:value-type="float">
            <text:p>1,035242</text:p>
          </table:table-cell>
          <table:table-cell table:formula="of:=[.$J$26]*[.A10]^2 + [.$J$27]*[.A10]+[.$J$28]" office:value-type="float" office:value="3.89830872722841" calcext:value-type="float">
            <text:p>3,8983087272</text:p>
          </table:table-cell>
          <table:table-cell table:formula="of:=([.B10]-[.D10]) * ([.B10]-[.D10])" office:value-type="float" office:value="0.00258091709384414" calcext:value-type="float">
            <text:p>0,0025809171</text:p>
          </table:table-cell>
          <table:table-cell table:formula="of:=[.$J$31]*[.A10]+[.$J$32]" office:value-type="float" office:value="1.02833480937777" calcext:value-type="float">
            <text:p>1,0283348094</text:p>
          </table:table-cell>
          <table:table-cell table:formula="of:=([.C10]-[.F10])*([.C10]-[.F10])" office:value-type="float" office:value="0.0000477092822918435" calcext:value-type="float">
            <text:p>4,77092822918435E-005</text:p>
          </table:table-cell>
          <table:table-cell table:number-columns-repeated="3"/>
        </table:table-row>
        <table:table-row table:style-name="ro1">
          <table:table-cell office:value-type="float" office:value="0.3899999" calcext:value-type="float">
            <text:p>0,3899999</text:p>
          </table:table-cell>
          <table:table-cell office:value-type="float" office:value="4.073025" calcext:value-type="float">
            <text:p>4,073025</text:p>
          </table:table-cell>
          <table:table-cell office:value-type="float" office:value="1.053052" calcext:value-type="float">
            <text:p>1,053052</text:p>
          </table:table-cell>
          <table:table-cell table:formula="of:=[.$J$26]*[.A11]^2 + [.$J$27]*[.A11]+[.$J$28]" office:value-type="float" office:value="4.06417728826222" calcext:value-type="float">
            <text:p>4,0641772883</text:p>
          </table:table-cell>
          <table:table-cell table:formula="of:=([.B11]-[.D11]) * ([.B11]-[.D11])" office:value-type="float" office:value="0.0000782820029947888" calcext:value-type="float">
            <text:p>0,000078282</text:p>
          </table:table-cell>
          <table:table-cell table:formula="of:=[.$J$31]*[.A11]+[.$J$32]" office:value-type="float" office:value="1.04638543254577" calcext:value-type="float">
            <text:p>1,0463854325</text:p>
          </table:table-cell>
          <table:table-cell table:formula="of:=([.C11]-[.F11])*([.C11]-[.F11])" office:value-type="float" office:value="0.0000444431216218238" calcext:value-type="float">
            <text:p>4,44431216218238E-005</text:p>
          </table:table-cell>
          <table:table-cell table:number-columns-repeated="3"/>
        </table:table-row>
        <table:table-row table:style-name="ro1">
          <table:table-cell office:value-type="float" office:value="0.3999999" calcext:value-type="float">
            <text:p>0,3999999</text:p>
          </table:table-cell>
          <table:table-cell office:value-type="float" office:value="4.280159" calcext:value-type="float">
            <text:p>4,280159</text:p>
          </table:table-cell>
          <table:table-cell office:value-type="float" office:value="1.070858" calcext:value-type="float">
            <text:p>1,070858</text:p>
          </table:table-cell>
          <table:table-cell table:formula="of:=[.$J$26]*[.A12]^2 + [.$J$27]*[.A12]+[.$J$28]" office:value-type="float" office:value="4.23401049276454" calcext:value-type="float">
            <text:p>4,2340104928</text:p>
          </table:table-cell>
          <table:table-cell table:formula="of:=([.B12]-[.D12]) * ([.B12]-[.D12])" office:value-type="float" office:value="0.00212968472006134" calcext:value-type="float">
            <text:p>0,0021296847</text:p>
          </table:table-cell>
          <table:table-cell table:formula="of:=[.$J$31]*[.A12]+[.$J$32]" office:value-type="float" office:value="1.06443605571377" calcext:value-type="float">
            <text:p>1,0644360557</text:p>
          </table:table-cell>
          <table:table-cell table:formula="of:=([.C12]-[.F12])*([.C12]-[.F12])" office:value-type="float" office:value="0.0000412413684154663" calcext:value-type="float">
            <text:p>4,12413684154663E-005</text:p>
          </table:table-cell>
          <table:table-cell table:number-columns-repeated="3"/>
        </table:table-row>
        <table:table-row table:style-name="ro1">
          <table:table-cell office:value-type="float" office:value="0.4099999" calcext:value-type="float">
            <text:p>0,4099999</text:p>
          </table:table-cell>
          <table:table-cell office:value-type="float" office:value="4.42514" calcext:value-type="float">
            <text:p>4,42514</text:p>
          </table:table-cell>
          <table:table-cell office:value-type="float" office:value="1.086929" calcext:value-type="float">
            <text:p>1,086929</text:p>
          </table:table-cell>
          <table:table-cell table:formula="of:=[.$J$26]*[.A13]^2 + [.$J$27]*[.A13]+[.$J$28]" office:value-type="float" office:value="4.40780834073536" calcext:value-type="float">
            <text:p>4,4078083407</text:p>
          </table:table-cell>
          <table:table-cell table:formula="of:=([.B13]-[.D13]) * ([.B13]-[.D13])" office:value-type="float" office:value="0.000300386412865758" calcext:value-type="float">
            <text:p>0,0003003864</text:p>
          </table:table-cell>
          <table:table-cell table:formula="of:=[.$J$31]*[.A13]+[.$J$32]" office:value-type="float" office:value="1.08248667888177" calcext:value-type="float">
            <text:p>1,0824866789</text:p>
          </table:table-cell>
          <table:table-cell table:formula="of:=([.C13]-[.F13])*([.C13]-[.F13])" office:value-type="float" office:value="0.0000197342169174886" calcext:value-type="float">
            <text:p>1,97342169174886E-005</text:p>
          </table:table-cell>
          <table:table-cell table:number-columns-repeated="3"/>
        </table:table-row>
        <table:table-row table:style-name="ro1">
          <table:table-cell office:value-type="float" office:value="0.4199999" calcext:value-type="float">
            <text:p>0,4199999</text:p>
          </table:table-cell>
          <table:table-cell office:value-type="float" office:value="4.577859" calcext:value-type="float">
            <text:p>4,577859</text:p>
          </table:table-cell>
          <table:table-cell office:value-type="float" office:value="1.1039" calcext:value-type="float">
            <text:p>1,1039</text:p>
          </table:table-cell>
          <table:table-cell table:formula="of:=[.$J$26]*[.A14]^2 + [.$J$27]*[.A14]+[.$J$28]" office:value-type="float" office:value="4.58557083217467" calcext:value-type="float">
            <text:p>4,5855708322</text:p>
          </table:table-cell>
          <table:table-cell table:formula="of:=([.B14]-[.D14]) * ([.B14]-[.D14])" office:value-type="float" office:value="0.0000594723554902767" calcext:value-type="float">
            <text:p>5,94723554902767E-005</text:p>
          </table:table-cell>
          <table:table-cell table:formula="of:=[.$J$31]*[.A14]+[.$J$32]" office:value-type="float" office:value="1.10053730204977" calcext:value-type="float">
            <text:p>1,100537302</text:p>
          </table:table-cell>
          <table:table-cell table:formula="of:=([.C14]-[.F14])*([.C14]-[.F14])" office:value-type="float" office:value="0.0000113077375044925" calcext:value-type="float">
            <text:p>1,13077375044925E-005</text:p>
          </table:table-cell>
          <table:table-cell table:number-columns-repeated="3"/>
        </table:table-row>
        <table:table-row table:style-name="ro1">
          <table:table-cell office:value-type="float" office:value="0.4299999" calcext:value-type="float">
            <text:p>0,4299999</text:p>
          </table:table-cell>
          <table:table-cell office:value-type="float" office:value="4.699454" calcext:value-type="float">
            <text:p>4,699454</text:p>
          </table:table-cell>
          <table:table-cell office:value-type="float" office:value="1.102356" calcext:value-type="float">
            <text:p>1,102356</text:p>
          </table:table-cell>
          <table:table-cell table:formula="of:=[.$J$26]*[.A15]^2 + [.$J$27]*[.A15]+[.$J$28]" office:value-type="float" office:value="4.76729796708249" calcext:value-type="float">
            <text:p>4,7672979671</text:p>
          </table:table-cell>
          <table:table-cell table:formula="of:=([.B15]-[.D15]) * ([.B15]-[.D15])" office:value-type="float" office:value="0.00460280386948944" calcext:value-type="float">
            <text:p>0,0046028039</text:p>
          </table:table-cell>
          <table:table-cell table:formula="of:=[.$J$31]*[.A15]+[.$J$32]" office:value-type="float" office:value="1.11858792521777" calcext:value-type="float">
            <text:p>1,1185879252</text:p>
          </table:table-cell>
          <table:table-cell table:formula="of:=([.C15]-[.F15])*([.C15]-[.F15])" office:value-type="float" office:value="0.000263475396275229" calcext:value-type="float">
            <text:p>0,0002634754</text:p>
          </table:table-cell>
          <table:table-cell table:number-columns-repeated="3"/>
        </table:table-row>
        <table:table-row table:style-name="ro1">
          <table:table-cell office:value-type="float" office:value="0.4399999" calcext:value-type="float">
            <text:p>0,4399999</text:p>
          </table:table-cell>
          <table:table-cell office:value-type="float" office:value="4.954784" calcext:value-type="float">
            <text:p>4,954784</text:p>
          </table:table-cell>
          <table:table-cell office:value-type="float" office:value="1.120359" calcext:value-type="float">
            <text:p>1,120359</text:p>
          </table:table-cell>
          <table:table-cell table:formula="of:=[.$J$26]*[.A16]^2 + [.$J$27]*[.A16]+[.$J$28]" office:value-type="float" office:value="4.9529897454588" calcext:value-type="float">
            <text:p>4,9529897455</text:p>
          </table:table-cell>
          <table:table-cell table:formula="of:=([.B16]-[.D16]) * ([.B16]-[.D16])" office:value-type="float" office:value="0.00000321934935861034" calcext:value-type="float">
            <text:p>3,21934935861034E-006</text:p>
          </table:table-cell>
          <table:table-cell table:formula="of:=[.$J$31]*[.A16]+[.$J$32]" office:value-type="float" office:value="1.13663854838577" calcext:value-type="float">
            <text:p>1,1366385484</text:p>
          </table:table-cell>
          <table:table-cell table:formula="of:=([.C16]-[.F16])*([.C16]-[.F16])" office:value-type="float" office:value="0.000265023695644571" calcext:value-type="float">
            <text:p>0,0002650237</text:p>
          </table:table-cell>
          <table:table-cell table:number-columns-repeated="3"/>
        </table:table-row>
        <table:table-row table:style-name="ro1">
          <table:table-cell office:value-type="float" office:value="0.4499999" calcext:value-type="float">
            <text:p>0,4499999</text:p>
          </table:table-cell>
          <table:table-cell office:value-type="float" office:value="5.180922" calcext:value-type="float">
            <text:p>5,180922</text:p>
          </table:table-cell>
          <table:table-cell office:value-type="float" office:value="1.15817" calcext:value-type="float">
            <text:p>1,15817</text:p>
          </table:table-cell>
          <table:table-cell table:formula="of:=[.$J$26]*[.A17]^2 + [.$J$27]*[.A17]+[.$J$28]" office:value-type="float" office:value="5.14264616730362" calcext:value-type="float">
            <text:p>5,1426461673</text:p>
          </table:table-cell>
          <table:table-cell table:formula="of:=([.B17]-[.D17]) * ([.B17]-[.D17])" office:value-type="float" office:value="0.00146503936860154" calcext:value-type="float">
            <text:p>0,0014650394</text:p>
          </table:table-cell>
          <table:table-cell table:formula="of:=[.$J$31]*[.A17]+[.$J$32]" office:value-type="float" office:value="1.15468917155377" calcext:value-type="float">
            <text:p>1,1546891716</text:p>
          </table:table-cell>
          <table:table-cell table:formula="of:=([.C17]-[.F17])*([.C17]-[.F17])" office:value-type="float" office:value="0.0000121161666720962" calcext:value-type="float">
            <text:p>1,21161666720962E-005</text:p>
          </table:table-cell>
          <table:table-cell table:number-columns-repeated="3"/>
        </table:table-row>
        <table:table-row table:style-name="ro1">
          <table:table-cell office:value-type="float" office:value="0.4599999" calcext:value-type="float">
            <text:p>0,4599999</text:p>
          </table:table-cell>
          <table:table-cell office:value-type="float" office:value="5.357346" calcext:value-type="float">
            <text:p>5,357346</text:p>
          </table:table-cell>
          <table:table-cell office:value-type="float" office:value="1.17405" calcext:value-type="float">
            <text:p>1,17405</text:p>
          </table:table-cell>
          <table:table-cell table:formula="of:=[.$J$26]*[.A18]^2 + [.$J$27]*[.A18]+[.$J$28]" office:value-type="float" office:value="5.33626723261693" calcext:value-type="float">
            <text:p>5,3362672326</text:p>
          </table:table-cell>
          <table:table-cell table:formula="of:=([.B18]-[.D18]) * ([.B18]-[.D18])" office:value-type="float" office:value="0.000444314434389506" calcext:value-type="float">
            <text:p>0,0004443144</text:p>
          </table:table-cell>
          <table:table-cell table:formula="of:=[.$J$31]*[.A18]+[.$J$32]" office:value-type="float" office:value="1.17273979472177" calcext:value-type="float">
            <text:p>1,1727397947</text:p>
          </table:table-cell>
          <table:table-cell table:formula="of:=([.C18]-[.F18])*([.C18]-[.F18])" office:value-type="float" office:value="0.00000171663787110612" calcext:value-type="float">
            <text:p>1,71663787110612E-006</text:p>
          </table:table-cell>
          <table:table-cell table:number-columns-repeated="3"/>
        </table:table-row>
        <table:table-row table:style-name="ro1">
          <table:table-cell office:value-type="float" office:value="0.4699998" calcext:value-type="float">
            <text:p>0,4699998</text:p>
          </table:table-cell>
          <table:table-cell office:value-type="float" office:value="5.538369" calcext:value-type="float">
            <text:p>5,538369</text:p>
          </table:table-cell>
          <table:table-cell office:value-type="float" office:value="1.192012" calcext:value-type="float">
            <text:p>1,192012</text:p>
          </table:table-cell>
          <table:table-cell table:formula="of:=[.$J$26]*[.A19]^2 + [.$J$27]*[.A19]+[.$J$28]" office:value-type="float" office:value="5.53385094571864" calcext:value-type="float">
            <text:p>5,5338509457</text:p>
          </table:table-cell>
          <table:table-cell table:formula="of:=([.B19]-[.D19]) * ([.B19]-[.D19])" office:value-type="float" office:value="0.0000204128144893223" calcext:value-type="float">
            <text:p>2,04128144893223E-005</text:p>
          </table:table-cell>
          <table:table-cell table:formula="of:=[.$J$31]*[.A19]+[.$J$32]" office:value-type="float" office:value="1.19079023738354" calcext:value-type="float">
            <text:p>1,1907902374</text:p>
          </table:table-cell>
          <table:table-cell table:formula="of:=([.C19]-[.F19])*([.C19]-[.F19])" office:value-type="float" office:value="0.00000149270389098762" calcext:value-type="float">
            <text:p>1,49270389098762E-006</text:p>
          </table:table-cell>
          <table:table-cell table:number-columns-repeated="3"/>
        </table:table-row>
        <table:table-row table:style-name="ro1">
          <table:table-cell office:value-type="float" office:value="0.4799998" calcext:value-type="float">
            <text:p>0,4799998</text:p>
          </table:table-cell>
          <table:table-cell office:value-type="float" office:value="5.763145" calcext:value-type="float">
            <text:p>5,763145</text:p>
          </table:table-cell>
          <table:table-cell office:value-type="float" office:value="1.209921" calcext:value-type="float">
            <text:p>1,209921</text:p>
          </table:table-cell>
          <table:table-cell table:formula="of:=[.$J$26]*[.A20]^2 + [.$J$27]*[.A20]+[.$J$28]" office:value-type="float" office:value="5.73540125832252" calcext:value-type="float">
            <text:p>5,7354012583</text:p>
          </table:table-cell>
          <table:table-cell table:formula="of:=([.B20]-[.D20]) * ([.B20]-[.D20])" office:value-type="float" office:value="0.000769715202266664" calcext:value-type="float">
            <text:p>0,0007697152</text:p>
          </table:table-cell>
          <table:table-cell table:formula="of:=[.$J$31]*[.A20]+[.$J$32]" office:value-type="float" office:value="1.20884086055154" calcext:value-type="float">
            <text:p>1,2088408606</text:p>
          </table:table-cell>
          <table:table-cell table:formula="of:=([.C20]-[.F20])*([.C20]-[.F20])" office:value-type="float" office:value="0.00000116670122812685" calcext:value-type="float">
            <text:p>1,16670122812685E-006</text:p>
          </table:table-cell>
          <table:table-cell table:number-columns-repeated="3"/>
        </table:table-row>
        <table:table-row table:style-name="ro1">
          <table:table-cell office:value-type="float" office:value="0.4899998" calcext:value-type="float">
            <text:p>0,4899998</text:p>
          </table:table-cell>
          <table:table-cell office:value-type="float" office:value="5.983884" calcext:value-type="float">
            <text:p>5,983884</text:p>
          </table:table-cell>
          <table:table-cell office:value-type="float" office:value="1.227654" calcext:value-type="float">
            <text:p>1,227654</text:p>
          </table:table-cell>
          <table:table-cell table:formula="of:=[.$J$26]*[.A21]^2 + [.$J$27]*[.A21]+[.$J$28]" office:value-type="float" office:value="5.9409162143949" calcext:value-type="float">
            <text:p>5,9409162144</text:p>
          </table:table-cell>
          <table:table-cell table:formula="of:=([.B21]-[.D21]) * ([.B21]-[.D21])" office:value-type="float" office:value="0.00184623059980569" calcext:value-type="float">
            <text:p>0,0018462306</text:p>
          </table:table-cell>
          <table:table-cell table:formula="of:=[.$J$31]*[.A21]+[.$J$32]" office:value-type="float" office:value="1.22689148371954" calcext:value-type="float">
            <text:p>1,2268914837</text:p>
          </table:table-cell>
          <table:table-cell table:formula="of:=([.C21]-[.F21])*([.C21]-[.F21])" office:value-type="float" office:value="0.000000581431077971771" calcext:value-type="float">
            <text:p>5,81431077971771E-007</text:p>
          </table:table-cell>
          <table:table-cell table:number-columns-repeated="3"/>
        </table:table-row>
        <table:table-row table:style-name="ro1">
          <table:table-cell office:value-type="float" office:value="0.4999998" calcext:value-type="float">
            <text:p>0,4999998</text:p>
          </table:table-cell>
          <table:table-cell office:value-type="float" office:value="6.150203" calcext:value-type="float">
            <text:p>6,150203</text:p>
          </table:table-cell>
          <table:table-cell office:value-type="float" office:value="1.225323" calcext:value-type="float">
            <text:p>1,225323</text:p>
          </table:table-cell>
          <table:table-cell table:formula="of:=[.$J$26]*[.A22]^2 + [.$J$27]*[.A22]+[.$J$28]" office:value-type="float" office:value="6.15039581393578" calcext:value-type="float">
            <text:p>6,1503958139</text:p>
          </table:table-cell>
          <table:table-cell table:formula="of:=([.B22]-[.D22]) * ([.B22]-[.D22])" office:value-type="float" office:value="0.0000000371772138317749" calcext:value-type="float">
            <text:p>3,71772138317749E-008</text:p>
          </table:table-cell>
          <table:table-cell table:formula="of:=[.$J$31]*[.A22]+[.$J$32]" office:value-type="float" office:value="1.24494210688754" calcext:value-type="float">
            <text:p>1,2449421069</text:p>
          </table:table-cell>
          <table:table-cell table:formula="of:=([.C22]-[.F22])*([.C22]-[.F22])" office:value-type="float" office:value="0.000384909355064588" calcext:value-type="float">
            <text:p>0,0003849094</text:p>
          </table:table-cell>
          <table:table-cell table:number-columns-repeated="3"/>
        </table:table-row>
        <table:table-row table:style-name="ro1">
          <table:table-cell office:value-type="float" office:value="0.5099998" calcext:value-type="float">
            <text:p>0,5099998</text:p>
          </table:table-cell>
          <table:table-cell office:value-type="float" office:value="6.338381" calcext:value-type="float">
            <text:p>6,338381</text:p>
          </table:table-cell>
          <table:table-cell office:value-type="float" office:value="1.24499" calcext:value-type="float">
            <text:p>1,24499</text:p>
          </table:table-cell>
          <table:table-cell table:formula="of:=[.$J$26]*[.A23]^2 + [.$J$27]*[.A23]+[.$J$28]" office:value-type="float" office:value="6.36384005694516" calcext:value-type="float">
            <text:p>6,3638400569</text:p>
          </table:table-cell>
          <table:table-cell table:formula="of:=([.B23]-[.D23]) * ([.B23]-[.D23])" office:value-type="float" office:value="0.000648163580537094" calcext:value-type="float">
            <text:p>0,0006481636</text:p>
          </table:table-cell>
          <table:table-cell table:formula="of:=[.$J$31]*[.A23]+[.$J$32]" office:value-type="float" office:value="1.26299273005554" calcext:value-type="float">
            <text:p>1,2629927301</text:p>
          </table:table-cell>
          <table:table-cell table:formula="of:=([.C23]-[.F23])*([.C23]-[.F23])" office:value-type="float" office:value="0.000324098289452519" calcext:value-type="float">
            <text:p>0,0003240983</text:p>
          </table:table-cell>
          <table:table-cell table:number-columns-repeated="3"/>
        </table:table-row>
        <table:table-row table:style-name="ro1">
          <table:table-cell office:value-type="float" office:value="0.5199998" calcext:value-type="float">
            <text:p>0,5199998</text:p>
          </table:table-cell>
          <table:table-cell office:value-type="float" office:value="6.524016" calcext:value-type="float">
            <text:p>6,524016</text:p>
          </table:table-cell>
          <table:table-cell office:value-type="float" office:value="1.263506" calcext:value-type="float">
            <text:p>1,263506</text:p>
          </table:table-cell>
          <table:table-cell table:formula="of:=[.$J$26]*[.A24]^2 + [.$J$27]*[.A24]+[.$J$28]" office:value-type="float" office:value="6.58124894342304" calcext:value-type="float">
            <text:p>6,5812489434</text:p>
          </table:table-cell>
          <table:table-cell table:formula="of:=([.B24]-[.D24]) * ([.B24]-[.D24])" office:value-type="float" office:value="0.00327560981286531" calcext:value-type="float">
            <text:p>0,0032756098</text:p>
          </table:table-cell>
          <table:table-cell table:formula="of:=[.$J$31]*[.A24]+[.$J$32]" office:value-type="float" office:value="1.28104335322354" calcext:value-type="float">
            <text:p>1,2810433532</text:p>
          </table:table-cell>
          <table:table-cell table:formula="of:=([.C24]-[.F24])*([.C24]-[.F24])" office:value-type="float" office:value="0.000307558758087088" calcext:value-type="float">
            <text:p>0,0003075588</text:p>
          </table:table-cell>
          <table:table-cell table:number-columns-repeated="3"/>
        </table:table-row>
        <table:table-row table:style-name="ro1">
          <table:table-cell office:value-type="float" office:value="0.5299998" calcext:value-type="float">
            <text:p>0,5299998</text:p>
          </table:table-cell>
          <table:table-cell office:value-type="float" office:value="6.788115" calcext:value-type="float">
            <text:p>6,788115</text:p>
          </table:table-cell>
          <table:table-cell office:value-type="float" office:value="1.280364" calcext:value-type="float">
            <text:p>1,280364</text:p>
          </table:table-cell>
          <table:table-cell table:formula="of:=[.$J$26]*[.A25]^2 + [.$J$27]*[.A25]+[.$J$28]" office:value-type="float" office:value="6.80262247336942" calcext:value-type="float">
            <text:p>6,8026224734</text:p>
          </table:table-cell>
          <table:table-cell table:formula="of:=([.B25]-[.D25]) * ([.B25]-[.D25])" office:value-type="float" office:value="0.000210466783564538" calcext:value-type="float">
            <text:p>0,0002104668</text:p>
          </table:table-cell>
          <table:table-cell table:formula="of:=[.$J$31]*[.A25]+[.$J$32]" office:value-type="float" office:value="1.29909397639154" calcext:value-type="float">
            <text:p>1,2990939764</text:p>
          </table:table-cell>
          <table:table-cell table:formula="of:=([.C25]-[.F25])*([.C25]-[.F25])" office:value-type="float" office:value="0.000350812015627523" calcext:value-type="float">
            <text:p>0,000350812</text:p>
          </table:table-cell>
          <table:table-cell/>
          <table:table-cell office:value-type="string" calcext:value-type="string">
            <text:p>Distance</text:p>
          </table:table-cell>
          <table:table-cell/>
        </table:table-row>
        <table:table-row table:style-name="ro1">
          <table:table-cell office:value-type="float" office:value="0.5399998" calcext:value-type="float">
            <text:p>0,5399998</text:p>
          </table:table-cell>
          <table:table-cell office:value-type="float" office:value="7.086026" calcext:value-type="float">
            <text:p>7,086026</text:p>
          </table:table-cell>
          <table:table-cell office:value-type="float" office:value="1.31863" calcext:value-type="float">
            <text:p>1,31863</text:p>
          </table:table-cell>
          <table:table-cell table:formula="of:=[.$J$26]*[.A26]^2 + [.$J$27]*[.A26]+[.$J$28]" office:value-type="float" office:value="7.02796064678431" calcext:value-type="float">
            <text:p>7,0279606468</text:p>
          </table:table-cell>
          <table:table-cell table:formula="of:=([.B26]-[.D26]) * ([.B26]-[.D26])" office:value-type="float" office:value="0.00337158524406331" calcext:value-type="float">
            <text:p>0,0033715852</text:p>
          </table:table-cell>
          <table:table-cell table:formula="of:=[.$J$31]*[.A26]+[.$J$32]" office:value-type="float" office:value="1.31714459955954" calcext:value-type="float">
            <text:p>1,3171445996</text:p>
          </table:table-cell>
          <table:table-cell table:formula="of:=([.C26]-[.F26])*([.C26]-[.F26])" office:value-type="float" office:value="0.00000220641446852824" calcext:value-type="float">
            <text:p>2,20641446852824E-00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9.8232173425" calcext:value-type="float">
            <text:p>19,8232173425</text:p>
          </table:table-cell>
        </table:table-row>
        <table:table-row table:style-name="ro1">
          <table:table-cell office:value-type="float" office:value="0.5499998" calcext:value-type="float">
            <text:p>0,5499998</text:p>
          </table:table-cell>
          <table:table-cell office:value-type="float" office:value="7.326963" calcext:value-type="float">
            <text:p>7,326963</text:p>
          </table:table-cell>
          <table:table-cell office:value-type="float" office:value="1.336904" calcext:value-type="float">
            <text:p>1,336904</text:p>
          </table:table-cell>
          <table:table-cell table:formula="of:=[.$J$26]*[.A27]^2 + [.$J$27]*[.A27]+[.$J$28]" office:value-type="float" office:value="7.25726346366768" calcext:value-type="float">
            <text:p>7,2572634637</text:p>
          </table:table-cell>
          <table:table-cell table:formula="of:=([.B27]-[.D27]) * ([.B27]-[.D27])" office:value-type="float" office:value="0.00485802536493988" calcext:value-type="float">
            <text:p>0,0048580254</text:p>
          </table:table-cell>
          <table:table-cell table:formula="of:=[.$J$31]*[.A27]+[.$J$32]" office:value-type="float" office:value="1.33519522272754" calcext:value-type="float">
            <text:p>1,3351952227</text:p>
          </table:table-cell>
          <table:table-cell table:formula="of:=([.C27]-[.F27])*([.C27]-[.F27])" office:value-type="float" office:value="0.00000291991976688796" calcext:value-type="float">
            <text:p>2,91991976688796E-00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.3229827143" calcext:value-type="float">
            <text:p>1,3229827143</text:p>
          </table:table-cell>
        </table:table-row>
        <table:table-row table:style-name="ro1">
          <table:table-cell office:value-type="float" office:value="0.5599998" calcext:value-type="float">
            <text:p>0,5599998</text:p>
          </table:table-cell>
          <table:table-cell office:value-type="float" office:value="7.545699" calcext:value-type="float">
            <text:p>7,545699</text:p>
          </table:table-cell>
          <table:table-cell office:value-type="float" office:value="1.347469" calcext:value-type="float">
            <text:p>1,347469</text:p>
          </table:table-cell>
          <table:table-cell table:formula="of:=[.$J$26]*[.A28]^2 + [.$J$27]*[.A28]+[.$J$28]" office:value-type="float" office:value="7.49053092401956" calcext:value-type="float">
            <text:p>7,490530924</text:p>
          </table:table-cell>
          <table:table-cell table:formula="of:=([.B28]-[.D28]) * ([.B28]-[.D28])" office:value-type="float" office:value="0.00304351660738319" calcext:value-type="float">
            <text:p>0,0030435166</text:p>
          </table:table-cell>
          <table:table-cell table:formula="of:=[.$J$31]*[.A28]+[.$J$32]" office:value-type="float" office:value="1.35324584589554" calcext:value-type="float">
            <text:p>1,3532458459</text:p>
          </table:table-cell>
          <table:table-cell table:formula="of:=([.C28]-[.F28])*([.C28]-[.F28])" office:value-type="float" office:value="0.000033371948500777" calcext:value-type="float">
            <text:p>3,3371948500777E-00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5331043504" calcext:value-type="float">
            <text:p>0,5331043504</text:p>
          </table:table-cell>
        </table:table-row>
        <table:table-row table:style-name="ro1">
          <table:table-cell office:value-type="float" office:value="0.5699998" calcext:value-type="float">
            <text:p>0,5699998</text:p>
          </table:table-cell>
          <table:table-cell office:value-type="float" office:value="7.663753" calcext:value-type="float">
            <text:p>7,663753</text:p>
          </table:table-cell>
          <table:table-cell office:value-type="float" office:value="1.343656" calcext:value-type="float">
            <text:p>1,343656</text:p>
          </table:table-cell>
          <table:table-cell table:formula="of:=[.$J$26]*[.A29]^2 + [.$J$27]*[.A29]+[.$J$28]" office:value-type="float" office:value="7.72776302783995" calcext:value-type="float">
            <text:p>7,7277630278</text:p>
          </table:table-cell>
          <table:table-cell table:formula="of:=([.B29]-[.D29]) * ([.B29]-[.D29])" office:value-type="float" office:value="0.00409728366407067" calcext:value-type="float">
            <text:p>0,0040972837</text:p>
          </table:table-cell>
          <table:table-cell table:formula="of:=[.$J$31]*[.A29]+[.$J$32]" office:value-type="float" office:value="1.37129646906354" calcext:value-type="float">
            <text:p>1,3712964691</text:p>
          </table:table-cell>
          <table:table-cell table:formula="of:=([.C29]-[.F29])*([.C29]-[.F29])" office:value-type="float" office:value="0.000763995530052322" calcext:value-type="float">
            <text:p>0,0007639955</text:p>
          </table:table-cell>
          <table:table-cell table:number-columns-repeated="3"/>
        </table:table-row>
        <table:table-row table:style-name="ro1">
          <table:table-cell office:value-type="float" office:value="0.5799997" calcext:value-type="float">
            <text:p>0,5799997</text:p>
          </table:table-cell>
          <table:table-cell office:value-type="float" office:value="7.92838" calcext:value-type="float">
            <text:p>7,92838</text:p>
          </table:table-cell>
          <table:table-cell office:value-type="float" office:value="1.361528" calcext:value-type="float">
            <text:p>1,361528</text:p>
          </table:table-cell>
          <table:table-cell table:formula="of:=[.$J$26]*[.A30]^2 + [.$J$27]*[.A30]+[.$J$28]" office:value-type="float" office:value="7.96895734333834" calcext:value-type="float">
            <text:p>7,9689573433</text:p>
          </table:table-cell>
          <table:table-cell table:formula="of:=([.B30]-[.D30]) * ([.B30]-[.D30])" office:value-type="float" office:value="0.00164652079239722" calcext:value-type="float">
            <text:p>0,0016465208</text:p>
          </table:table-cell>
          <table:table-cell table:formula="of:=[.$J$31]*[.A30]+[.$J$32]" office:value-type="float" office:value="1.38934691172531" calcext:value-type="float">
            <text:p>1,3893469117</text:p>
          </table:table-cell>
          <table:table-cell table:formula="of:=([.C30]-[.F30])*([.C30]-[.F30])" office:value-type="float" office:value="0.00077389184958032" calcext:value-type="float">
            <text:p>0,0007738918</text:p>
          </table:table-cell>
          <table:table-cell/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0.5899997" calcext:value-type="float">
            <text:p>0,5899997</text:p>
          </table:table-cell>
          <table:table-cell office:value-type="float" office:value="8.205498" calcext:value-type="float">
            <text:p>8,205498</text:p>
          </table:table-cell>
          <table:table-cell office:value-type="float" office:value="1.399321" calcext:value-type="float">
            <text:p>1,399321</text:p>
          </table:table-cell>
          <table:table-cell table:formula="of:=[.$J$26]*[.A31]^2 + [.$J$27]*[.A31]+[.$J$28]" office:value-type="float" office:value="8.21411869444928" calcext:value-type="float">
            <text:p>8,2141186944</text:p>
          </table:table-cell>
          <table:table-cell table:formula="of:=([.B31]-[.D31]) * ([.B31]-[.D31])" office:value-type="float" office:value="0.0000743163727878611" calcext:value-type="float">
            <text:p>7,43163727878611E-005</text:p>
          </table:table-cell>
          <table:table-cell table:formula="of:=[.$J$31]*[.A31]+[.$J$32]" office:value-type="float" office:value="1.40739753489331" calcext:value-type="float">
            <text:p>1,4073975349</text:p>
          </table:table-cell>
          <table:table-cell table:formula="of:=([.C31]-[.F31])*([.C31]-[.F31])" office:value-type="float" office:value="0.0000652304158827725" calcext:value-type="float">
            <text:p>6,52304158827725E-00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.8050623168" calcext:value-type="float">
            <text:p>1,8050623168</text:p>
          </table:table-cell>
        </table:table-row>
        <table:table-row table:style-name="ro1">
          <table:table-cell office:value-type="float" office:value="0.5999997" calcext:value-type="float">
            <text:p>0,5999997</text:p>
          </table:table-cell>
          <table:table-cell office:value-type="float" office:value="8.453755" calcext:value-type="float">
            <text:p>8,453755</text:p>
          </table:table-cell>
          <table:table-cell office:value-type="float" office:value="1.415243" calcext:value-type="float">
            <text:p>1,415243</text:p>
          </table:table-cell>
          <table:table-cell table:formula="of:=[.$J$26]*[.A32]^2 + [.$J$27]*[.A32]+[.$J$28]" office:value-type="float" office:value="8.46324468902873" calcext:value-type="float">
            <text:p>8,463244689</text:p>
          </table:table-cell>
          <table:table-cell table:formula="of:=([.B32]-[.D32]) * ([.B32]-[.D32])" office:value-type="float" office:value="0.0000900541978619888" calcext:value-type="float">
            <text:p>9,00541978619888E-005</text:p>
          </table:table-cell>
          <table:table-cell table:formula="of:=[.$J$31]*[.A32]+[.$J$32]" office:value-type="float" office:value="1.42544815806131" calcext:value-type="float">
            <text:p>1,4254481581</text:p>
          </table:table-cell>
          <table:table-cell table:formula="of:=([.C32]-[.F32])*([.C32]-[.F32])" office:value-type="float" office:value="0.000104145251056217" calcext:value-type="float">
            <text:p>0,000104145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3424113095" calcext:value-type="float">
            <text:p>0,3424113095</text:p>
          </table:table-cell>
        </table:table-row>
        <table:table-row table:style-name="ro1">
          <table:table-cell office:value-type="float" office:value="0.6099997" calcext:value-type="float">
            <text:p>0,6099997</text:p>
          </table:table-cell>
          <table:table-cell office:value-type="float" office:value="8.677306" calcext:value-type="float">
            <text:p>8,677306</text:p>
          </table:table-cell>
          <table:table-cell office:value-type="float" office:value="1.433053" calcext:value-type="float">
            <text:p>1,433053</text:p>
          </table:table-cell>
          <table:table-cell table:formula="of:=[.$J$26]*[.A33]^2 + [.$J$27]*[.A33]+[.$J$28]" office:value-type="float" office:value="8.71633532707667" calcext:value-type="float">
            <text:p>8,7163353271</text:p>
          </table:table-cell>
          <table:table-cell table:formula="of:=([.B33]-[.D33]) * ([.B33]-[.D33])" office:value-type="float" office:value="0.00152328837205775" calcext:value-type="float">
            <text:p>0,0015232884</text:p>
          </table:table-cell>
          <table:table-cell table:formula="of:=[.$J$31]*[.A33]+[.$J$32]" office:value-type="float" office:value="1.44349878122931" calcext:value-type="float">
            <text:p>1,4434987812</text:p>
          </table:table-cell>
          <table:table-cell table:formula="of:=([.C33]-[.F33])*([.C33]-[.F33])" office:value-type="float" office:value="0.000109114345490502" calcext:value-type="float">
            <text:p>0,0001091143</text:p>
          </table:table-cell>
          <table:table-cell table:number-columns-repeated="3"/>
        </table:table-row>
        <table:table-row table:style-name="ro1">
          <table:table-cell office:value-type="float" office:value="0.6199997" calcext:value-type="float">
            <text:p>0,6199997</text:p>
          </table:table-cell>
          <table:table-cell office:value-type="float" office:value="8.938297" calcext:value-type="float">
            <text:p>8,938297</text:p>
          </table:table-cell>
          <table:table-cell office:value-type="float" office:value="1.450856" calcext:value-type="float">
            <text:p>1,450856</text:p>
          </table:table-cell>
          <table:table-cell table:formula="of:=[.$J$26]*[.A34]^2 + [.$J$27]*[.A34]+[.$J$28]" office:value-type="float" office:value="8.97339060859312" calcext:value-type="float">
            <text:p>8,9733906086</text:p>
          </table:table-cell>
          <table:table-cell table:formula="of:=([.B34]-[.D34]) * ([.B34]-[.D34])" office:value-type="float" office:value="0.0012315613640869" calcext:value-type="float">
            <text:p>0,0012315614</text:p>
          </table:table-cell>
          <table:table-cell table:formula="of:=[.$J$31]*[.A34]+[.$J$32]" office:value-type="float" office:value="1.46154940439731" calcext:value-type="float">
            <text:p>1,4615494044</text:p>
          </table:table-cell>
          <table:table-cell table:formula="of:=([.C34]-[.F34])*([.C34]-[.F34])" office:value-type="float" office:value="0.000114348897604303" calcext:value-type="float">
            <text:p>0,0001143489</text:p>
          </table:table-cell>
          <table:table-cell table:number-columns-repeated="3"/>
        </table:table-row>
        <table:table-row table:style-name="ro1">
          <table:table-cell office:value-type="float" office:value="0.6299997" calcext:value-type="float">
            <text:p>0,6299997</text:p>
          </table:table-cell>
          <table:table-cell office:value-type="float" office:value="9.243449" calcext:value-type="float">
            <text:p>9,243449</text:p>
          </table:table-cell>
          <table:table-cell office:value-type="float" office:value="1.468673" calcext:value-type="float">
            <text:p>1,468673</text:p>
          </table:table-cell>
          <table:table-cell table:formula="of:=[.$J$26]*[.A35]^2 + [.$J$27]*[.A35]+[.$J$28]" office:value-type="float" office:value="9.23441053357806" calcext:value-type="float">
            <text:p>9,2344105336</text:p>
          </table:table-cell>
          <table:table-cell table:formula="of:=([.B35]-[.D35]) * ([.B35]-[.D35])" office:value-type="float" office:value="0.0000816938752604657" calcext:value-type="float">
            <text:p>8,16938752604657E-005</text:p>
          </table:table-cell>
          <table:table-cell table:formula="of:=[.$J$31]*[.A35]+[.$J$32]" office:value-type="float" office:value="1.47960002756531" calcext:value-type="float">
            <text:p>1,4796000276</text:p>
          </table:table-cell>
          <table:table-cell table:formula="of:=([.C35]-[.F35])*([.C35]-[.F35])" office:value-type="float" office:value="0.000119399931412937" calcext:value-type="float">
            <text:p>0,0001193999</text:p>
          </table:table-cell>
          <table:table-cell table:number-columns-repeated="3"/>
        </table:table-row>
        <table:table-row table:style-name="ro1">
          <table:table-cell office:value-type="float" office:value="0.6399997" calcext:value-type="float">
            <text:p>0,6399997</text:p>
          </table:table-cell>
          <table:table-cell office:value-type="float" office:value="9.539452" calcext:value-type="float">
            <text:p>9,539452</text:p>
          </table:table-cell>
          <table:table-cell office:value-type="float" office:value="1.486483" calcext:value-type="float">
            <text:p>1,486483</text:p>
          </table:table-cell>
          <table:table-cell table:formula="of:=[.$J$26]*[.A36]^2 + [.$J$27]*[.A36]+[.$J$28]" office:value-type="float" office:value="9.49939510203151" calcext:value-type="float">
            <text:p>9,499395102</text:p>
          </table:table-cell>
          <table:table-cell table:formula="of:=([.B36]-[.D36]) * ([.B36]-[.D36])" office:value-type="float" office:value="0.00160455507485806" calcext:value-type="float">
            <text:p>0,0016045551</text:p>
          </table:table-cell>
          <table:table-cell table:formula="of:=[.$J$31]*[.A36]+[.$J$32]" office:value-type="float" office:value="1.49765065073331" calcext:value-type="float">
            <text:p>1,4976506507</text:p>
          </table:table-cell>
          <table:table-cell table:formula="of:=([.C36]-[.F36])*([.C36]-[.F36])" office:value-type="float" office:value="0.000124716422901086" calcext:value-type="float">
            <text:p>0,0001247164</text:p>
          </table:table-cell>
          <table:table-cell table:number-columns-repeated="3"/>
        </table:table-row>
        <table:table-row table:style-name="ro1">
          <table:table-cell office:value-type="float" office:value="0.6499997" calcext:value-type="float">
            <text:p>0,6499997</text:p>
          </table:table-cell>
          <table:table-cell office:value-type="float" office:value="9.840418" calcext:value-type="float">
            <text:p>9,840418</text:p>
          </table:table-cell>
          <table:table-cell office:value-type="float" office:value="1.504017" calcext:value-type="float">
            <text:p>1,504017</text:p>
          </table:table-cell>
          <table:table-cell table:formula="of:=[.$J$26]*[.A37]^2 + [.$J$27]*[.A37]+[.$J$28]" office:value-type="float" office:value="9.76834431395346" calcext:value-type="float">
            <text:p>9,768344314</text:p>
          </table:table-cell>
          <table:table-cell table:formula="of:=([.B37]-[.D37]) * ([.B37]-[.D37])" office:value-type="float" office:value="0.00519461622033574" calcext:value-type="float">
            <text:p>0,0051946162</text:p>
          </table:table-cell>
          <table:table-cell table:formula="of:=[.$J$31]*[.A37]+[.$J$32]" office:value-type="float" office:value="1.51570127390131" calcext:value-type="float">
            <text:p>1,5157012739</text:p>
          </table:table-cell>
          <table:table-cell table:formula="of:=([.C37]-[.F37])*([.C37]-[.F37])" office:value-type="float" office:value="0.000136522256600717" calcext:value-type="float">
            <text:p>0,0001365223</text:p>
          </table:table-cell>
          <table:table-cell table:number-columns-repeated="3"/>
        </table:table-row>
        <table:table-row table:style-name="ro1">
          <table:table-cell office:value-type="float" office:value="0.6599997" calcext:value-type="float">
            <text:p>0,6599997</text:p>
          </table:table-cell>
          <table:table-cell office:value-type="float" office:value="10.04321" calcext:value-type="float">
            <text:p>10,04321</text:p>
          </table:table-cell>
          <table:table-cell office:value-type="float" office:value="1.522103" calcext:value-type="float">
            <text:p>1,522103</text:p>
          </table:table-cell>
          <table:table-cell table:formula="of:=[.$J$26]*[.A38]^2 + [.$J$27]*[.A38]+[.$J$28]" office:value-type="float" office:value="10.0412581693439" calcext:value-type="float">
            <text:p>10,0412581693</text:p>
          </table:table-cell>
          <table:table-cell table:formula="of:=([.B38]-[.D38]) * ([.B38]-[.D38])" office:value-type="float" office:value="0.00000380964291007939" calcext:value-type="float">
            <text:p>3,80964291007939E-006</text:p>
          </table:table-cell>
          <table:table-cell table:formula="of:=[.$J$31]*[.A38]+[.$J$32]" office:value-type="float" office:value="1.53375189706931" calcext:value-type="float">
            <text:p>1,5337518971</text:p>
          </table:table-cell>
          <table:table-cell table:formula="of:=([.C38]-[.F38])*([.C38]-[.F38])" office:value-type="float" office:value="0.000135696802931261" calcext:value-type="float">
            <text:p>0,0001356968</text:p>
          </table:table-cell>
          <table:table-cell table:number-columns-repeated="3"/>
        </table:table-row>
        <table:table-row table:style-name="ro1">
          <table:table-cell office:value-type="float" office:value="0.6699997" calcext:value-type="float">
            <text:p>0,6699997</text:p>
          </table:table-cell>
          <table:table-cell office:value-type="float" office:value="10.2534" calcext:value-type="float">
            <text:p>10,2534</text:p>
          </table:table-cell>
          <table:table-cell office:value-type="float" office:value="1.538477" calcext:value-type="float">
            <text:p>1,538477</text:p>
          </table:table-cell>
          <table:table-cell table:formula="of:=[.$J$26]*[.A39]^2 + [.$J$27]*[.A39]+[.$J$28]" office:value-type="float" office:value="10.3181366682028" calcext:value-type="float">
            <text:p>10,3181366682</text:p>
          </table:table-cell>
          <table:table-cell table:formula="of:=([.B39]-[.D39]) * ([.B39]-[.D39])" office:value-type="float" office:value="0.00419083621000581" calcext:value-type="float">
            <text:p>0,0041908362</text:p>
          </table:table-cell>
          <table:table-cell table:formula="of:=[.$J$31]*[.A39]+[.$J$32]" office:value-type="float" office:value="1.55180252023731" calcext:value-type="float">
            <text:p>1,5518025202</text:p>
          </table:table-cell>
          <table:table-cell table:formula="of:=([.C39]-[.F39])*([.C39]-[.F39])" office:value-type="float" office:value="0.000177569489594826" calcext:value-type="float">
            <text:p>0,0001775695</text:p>
          </table:table-cell>
          <table:table-cell table:number-columns-repeated="3"/>
        </table:table-row>
        <table:table-row table:style-name="ro1">
          <table:table-cell office:value-type="float" office:value="0.6799996" calcext:value-type="float">
            <text:p>0,6799996</text:p>
          </table:table-cell>
          <table:table-cell office:value-type="float" office:value="10.68611" calcext:value-type="float">
            <text:p>10,68611</text:p>
          </table:table-cell>
          <table:table-cell office:value-type="float" office:value="1.575993" calcext:value-type="float">
            <text:p>1,575993</text:p>
          </table:table-cell>
          <table:table-cell table:formula="of:=[.$J$26]*[.A40]^2 + [.$J$27]*[.A40]+[.$J$28]" office:value-type="float" office:value="10.5989769822759" calcext:value-type="float">
            <text:p>10,5989769823</text:p>
          </table:table-cell>
          <table:table-cell table:formula="of:=([.B40]-[.D40]) * ([.B40]-[.D40])" office:value-type="float" office:value="0.00759216277771685" calcext:value-type="float">
            <text:p>0,0075921628</text:p>
          </table:table-cell>
          <table:table-cell table:formula="of:=[.$J$31]*[.A40]+[.$J$32]" office:value-type="float" office:value="1.56985296289907" calcext:value-type="float">
            <text:p>1,5698529629</text:p>
          </table:table-cell>
          <table:table-cell table:formula="of:=([.C40]-[.F40])*([.C40]-[.F40])" office:value-type="float" office:value="0.0000377000556007577" calcext:value-type="float">
            <text:p>3,77000556007577E-005</text:p>
          </table:table-cell>
          <table:table-cell table:number-columns-repeated="3"/>
        </table:table-row>
        <table:table-row table:style-name="ro1">
          <table:table-cell office:value-type="float" office:value="0.6899996" calcext:value-type="float">
            <text:p>0,6899996</text:p>
          </table:table-cell>
          <table:table-cell office:value-type="float" office:value="10.84241" calcext:value-type="float">
            <text:p>10,84241</text:p>
          </table:table-cell>
          <table:table-cell office:value-type="float" office:value="1.574092" calcext:value-type="float">
            <text:p>1,574092</text:p>
          </table:table-cell>
          <table:table-cell table:formula="of:=[.$J$26]*[.A41]^2 + [.$J$27]*[.A41]+[.$J$28]" office:value-type="float" office:value="10.8837847284254" calcext:value-type="float">
            <text:p>10,8837847284</text:p>
          </table:table-cell>
          <table:table-cell table:formula="of:=([.B41]-[.D41]) * ([.B41]-[.D41])" office:value-type="float" office:value="0.00171186815227232" calcext:value-type="float">
            <text:p>0,0017118682</text:p>
          </table:table-cell>
          <table:table-cell table:formula="of:=[.$J$31]*[.A41]+[.$J$32]" office:value-type="float" office:value="1.58790358606707" calcext:value-type="float">
            <text:p>1,5879035861</text:p>
          </table:table-cell>
          <table:table-cell table:formula="of:=([.C41]-[.F41])*([.C41]-[.F41])" office:value-type="float" office:value="0.000190759909688174" calcext:value-type="float">
            <text:p>0,0001907599</text:p>
          </table:table-cell>
          <table:table-cell table:number-columns-repeated="3"/>
        </table:table-row>
        <table:table-row table:style-name="ro1">
          <table:table-cell office:value-type="float" office:value="0.6999996" calcext:value-type="float">
            <text:p>0,6999996</text:p>
          </table:table-cell>
          <table:table-cell office:value-type="float" office:value="11.12918" calcext:value-type="float">
            <text:p>11,12918</text:p>
          </table:table-cell>
          <table:table-cell office:value-type="float" office:value="1.591909" calcext:value-type="float">
            <text:p>1,591909</text:p>
          </table:table-cell>
          <table:table-cell table:formula="of:=[.$J$26]*[.A42]^2 + [.$J$27]*[.A42]+[.$J$28]" office:value-type="float" office:value="11.1725571180434" calcext:value-type="float">
            <text:p>11,172557118</text:p>
          </table:table-cell>
          <table:table-cell table:formula="of:=([.B42]-[.D42]) * ([.B42]-[.D42])" office:value-type="float" office:value="0.00188157436974878" calcext:value-type="float">
            <text:p>0,0018815744</text:p>
          </table:table-cell>
          <table:table-cell table:formula="of:=[.$J$31]*[.A42]+[.$J$32]" office:value-type="float" office:value="1.60595420923507" calcext:value-type="float">
            <text:p>1,6059542092</text:p>
          </table:table-cell>
          <table:table-cell table:formula="of:=([.C42]-[.F42])*([.C42]-[.F42])" office:value-type="float" office:value="0.000197267902456984" calcext:value-type="float">
            <text:p>0,0001972679</text:p>
          </table:table-cell>
          <table:table-cell table:number-columns-repeated="3"/>
        </table:table-row>
        <table:table-row table:style-name="ro1">
          <table:table-cell office:value-type="float" office:value="0.7099996" calcext:value-type="float">
            <text:p>0,7099996</text:p>
          </table:table-cell>
          <table:table-cell office:value-type="float" office:value="11.4126" calcext:value-type="float">
            <text:p>11,4126</text:p>
          </table:table-cell>
          <table:table-cell office:value-type="float" office:value="1.609719" calcext:value-type="float">
            <text:p>1,609719</text:p>
          </table:table-cell>
          <table:table-cell table:formula="of:=[.$J$26]*[.A43]^2 + [.$J$27]*[.A43]+[.$J$28]" office:value-type="float" office:value="11.4652941511299" calcext:value-type="float">
            <text:p>11,4652941511</text:p>
          </table:table-cell>
          <table:table-cell table:formula="of:=([.B43]-[.D43]) * ([.B43]-[.D43])" office:value-type="float" office:value="0.00277667356329929" calcext:value-type="float">
            <text:p>0,0027766736</text:p>
          </table:table-cell>
          <table:table-cell table:formula="of:=[.$J$31]*[.A43]+[.$J$32]" office:value-type="float" office:value="1.62400483240307" calcext:value-type="float">
            <text:p>1,6240048324</text:p>
          </table:table-cell>
          <table:table-cell table:formula="of:=([.C43]-[.F43])*([.C43]-[.F43])" office:value-type="float" office:value="0.000204085007448697" calcext:value-type="float">
            <text:p>0,000204085</text:p>
          </table:table-cell>
          <table:table-cell table:number-columns-repeated="3"/>
        </table:table-row>
        <table:table-row table:style-name="ro1">
          <table:table-cell office:value-type="float" office:value="0.7199996" calcext:value-type="float">
            <text:p>0,7199996</text:p>
          </table:table-cell>
          <table:table-cell office:value-type="float" office:value="11.72403" calcext:value-type="float">
            <text:p>11,72403</text:p>
          </table:table-cell>
          <table:table-cell office:value-type="float" office:value="1.627529" calcext:value-type="float">
            <text:p>1,627529</text:p>
          </table:table-cell>
          <table:table-cell table:formula="of:=[.$J$26]*[.A44]^2 + [.$J$27]*[.A44]+[.$J$28]" office:value-type="float" office:value="11.7619958276849" calcext:value-type="float">
            <text:p>11,7619958277</text:p>
          </table:table-cell>
          <table:table-cell table:formula="of:=([.B44]-[.D44]) * ([.B44]-[.D44])" office:value-type="float" office:value="0.00144140407179925" calcext:value-type="float">
            <text:p>0,0014414041</text:p>
          </table:table-cell>
          <table:table-cell table:formula="of:=[.$J$31]*[.A44]+[.$J$32]" office:value-type="float" office:value="1.64205545557107" calcext:value-type="float">
            <text:p>1,6420554556</text:p>
          </table:table-cell>
          <table:table-cell table:formula="of:=([.C44]-[.F44])*([.C44]-[.F44])" office:value-type="float" office:value="0.000211017911458368" calcext:value-type="float">
            <text:p>0,0002110179</text:p>
          </table:table-cell>
          <table:table-cell table:number-columns-repeated="3"/>
        </table:table-row>
        <table:table-row table:style-name="ro1">
          <table:table-cell office:value-type="float" office:value="0.7299996" calcext:value-type="float">
            <text:p>0,7299996</text:p>
          </table:table-cell>
          <table:table-cell office:value-type="float" office:value="12.0344" calcext:value-type="float">
            <text:p>12,0344</text:p>
          </table:table-cell>
          <table:table-cell office:value-type="float" office:value="1.644523" calcext:value-type="float">
            <text:p>1,644523</text:p>
          </table:table-cell>
          <table:table-cell table:formula="of:=[.$J$26]*[.A45]^2 + [.$J$27]*[.A45]+[.$J$28]" office:value-type="float" office:value="12.0626621477084" calcext:value-type="float">
            <text:p>12,0626621477</text:p>
          </table:table-cell>
          <table:table-cell table:formula="of:=([.B45]-[.D45]) * ([.B45]-[.D45])" office:value-type="float" office:value="0.000798748993091919" calcext:value-type="float">
            <text:p>0,000798749</text:p>
          </table:table-cell>
          <table:table-cell table:formula="of:=[.$J$31]*[.A45]+[.$J$32]" office:value-type="float" office:value="1.66010607873907" calcext:value-type="float">
            <text:p>1,6601060787</text:p>
          </table:table-cell>
          <table:table-cell table:formula="of:=([.C45]-[.F45])*([.C45]-[.F45])" office:value-type="float" office:value="0.000242832342988161" calcext:value-type="float">
            <text:p>0,0002428323</text:p>
          </table:table-cell>
          <table:table-cell table:number-columns-repeated="3"/>
        </table:table-row>
        <table:table-row table:style-name="ro1">
          <table:table-cell office:value-type="float" office:value="0.7399996" calcext:value-type="float">
            <text:p>0,7399996</text:p>
          </table:table-cell>
          <table:table-cell office:value-type="float" office:value="12.38226" calcext:value-type="float">
            <text:p>12,38226</text:p>
          </table:table-cell>
          <table:table-cell office:value-type="float" office:value="1.661468" calcext:value-type="float">
            <text:p>1,661468</text:p>
          </table:table-cell>
          <table:table-cell table:formula="of:=[.$J$26]*[.A46]^2 + [.$J$27]*[.A46]+[.$J$28]" office:value-type="float" office:value="12.3672931112004" calcext:value-type="float">
            <text:p>12,3672931112</text:p>
          </table:table-cell>
          <table:table-cell table:formula="of:=([.B46]-[.D46]) * ([.B46]-[.D46])" office:value-type="float" office:value="0.000224007760339019" calcext:value-type="float">
            <text:p>0,0002240078</text:p>
          </table:table-cell>
          <table:table-cell table:formula="of:=[.$J$31]*[.A46]+[.$J$32]" office:value-type="float" office:value="1.67815670190707" calcext:value-type="float">
            <text:p>1,6781567019</text:p>
          </table:table-cell>
          <table:table-cell table:formula="of:=([.C46]-[.F46])*([.C46]-[.F46])" office:value-type="float" office:value="0.000278512771343155" calcext:value-type="float">
            <text:p>0,0002785128</text:p>
          </table:table-cell>
          <table:table-cell table:number-columns-repeated="3"/>
        </table:table-row>
        <table:table-row table:style-name="ro1">
          <table:table-cell office:value-type="float" office:value="0.7499996" calcext:value-type="float">
            <text:p>0,7499996</text:p>
          </table:table-cell>
          <table:table-cell office:value-type="float" office:value="12.66316" calcext:value-type="float">
            <text:p>12,66316</text:p>
          </table:table-cell>
          <table:table-cell office:value-type="float" office:value="1.699321" calcext:value-type="float">
            <text:p>1,699321</text:p>
          </table:table-cell>
          <table:table-cell table:formula="of:=[.$J$26]*[.A47]^2 + [.$J$27]*[.A47]+[.$J$28]" office:value-type="float" office:value="12.6758887181609" calcext:value-type="float">
            <text:p>12,6758887182</text:p>
          </table:table-cell>
          <table:table-cell table:formula="of:=([.B47]-[.D47]) * ([.B47]-[.D47])" office:value-type="float" office:value="0.000162020266020455" calcext:value-type="float">
            <text:p>0,0001620203</text:p>
          </table:table-cell>
          <table:table-cell table:formula="of:=[.$J$31]*[.A47]+[.$J$32]" office:value-type="float" office:value="1.69620732507507" calcext:value-type="float">
            <text:p>1,6962073251</text:p>
          </table:table-cell>
          <table:table-cell table:formula="of:=([.C47]-[.F47])*([.C47]-[.F47])" office:value-type="float" office:value="0.00000969497153811627" calcext:value-type="float">
            <text:p>0,000009695</text:p>
          </table:table-cell>
          <table:table-cell table:number-columns-repeated="3"/>
        </table:table-row>
        <table:table-row table:style-name="ro1">
          <table:table-cell office:value-type="float" office:value="0.7599996" calcext:value-type="float">
            <text:p>0,7599996</text:p>
          </table:table-cell>
          <table:table-cell office:value-type="float" office:value="13.02406" calcext:value-type="float">
            <text:p>13,02406</text:p>
          </table:table-cell>
          <table:table-cell office:value-type="float" office:value="1.710933" calcext:value-type="float">
            <text:p>1,710933</text:p>
          </table:table-cell>
          <table:table-cell table:formula="of:=[.$J$26]*[.A48]^2 + [.$J$27]*[.A48]+[.$J$28]" office:value-type="float" office:value="12.9884489685899" calcext:value-type="float">
            <text:p>12,9884489686</text:p>
          </table:table-cell>
          <table:table-cell table:formula="of:=([.B48]-[.D48]) * ([.B48]-[.D48])" office:value-type="float" office:value="0.00126814555808813" calcext:value-type="float">
            <text:p>0,0012681456</text:p>
          </table:table-cell>
          <table:table-cell table:formula="of:=[.$J$31]*[.A48]+[.$J$32]" office:value-type="float" office:value="1.71425794824307" calcext:value-type="float">
            <text:p>1,7142579482</text:p>
          </table:table-cell>
          <table:table-cell table:formula="of:=([.C48]-[.F48])*([.C48]-[.F48])" office:value-type="float" office:value="0.0000110552808191176" calcext:value-type="float">
            <text:p>1,10552808191176E-005</text:p>
          </table:table-cell>
          <table:table-cell table:number-columns-repeated="3"/>
        </table:table-row>
        <table:table-row table:style-name="ro1">
          <table:table-cell office:value-type="float" office:value="0.7699996" calcext:value-type="float">
            <text:p>0,7699996</text:p>
          </table:table-cell>
          <table:table-cell office:value-type="float" office:value="13.35238" calcext:value-type="float">
            <text:p>13,35238</text:p>
          </table:table-cell>
          <table:table-cell office:value-type="float" office:value="1.728345" calcext:value-type="float">
            <text:p>1,728345</text:p>
          </table:table-cell>
          <table:table-cell table:formula="of:=[.$J$26]*[.A49]^2 + [.$J$27]*[.A49]+[.$J$28]" office:value-type="float" office:value="13.3049738624875" calcext:value-type="float">
            <text:p>13,3049738625</text:p>
          </table:table-cell>
          <table:table-cell table:formula="of:=([.B49]-[.D49]) * ([.B49]-[.D49])" office:value-type="float" office:value="0.00224734187385858" calcext:value-type="float">
            <text:p>0,0022473419</text:p>
          </table:table-cell>
          <table:table-cell table:formula="of:=[.$J$31]*[.A49]+[.$J$32]" office:value-type="float" office:value="1.73230857141107" calcext:value-type="float">
            <text:p>1,7323085714</text:p>
          </table:table-cell>
          <table:table-cell table:formula="of:=([.C49]-[.F49])*([.C49]-[.F49])" office:value-type="float" office:value="0.0000157098983306775" calcext:value-type="float">
            <text:p>1,57098983306775E-005</text:p>
          </table:table-cell>
          <table:table-cell table:number-columns-repeated="3"/>
        </table:table-row>
        <table:table-row table:style-name="ro1">
          <table:table-cell office:value-type="float" office:value="0.7799996" calcext:value-type="float">
            <text:p>0,7799996</text:p>
          </table:table-cell>
          <table:table-cell office:value-type="float" office:value="13.66214" calcext:value-type="float">
            <text:p>13,66214</text:p>
          </table:table-cell>
          <table:table-cell office:value-type="float" office:value="1.746524" calcext:value-type="float">
            <text:p>1,746524</text:p>
          </table:table-cell>
          <table:table-cell table:formula="of:=[.$J$26]*[.A50]^2 + [.$J$27]*[.A50]+[.$J$28]" office:value-type="float" office:value="13.6254633998535" calcext:value-type="float">
            <text:p>13,6254633999</text:p>
          </table:table-cell>
          <table:table-cell table:formula="of:=([.B50]-[.D50]) * ([.B50]-[.D50])" office:value-type="float" office:value="0.00134517299830882" calcext:value-type="float">
            <text:p>0,001345173</text:p>
          </table:table-cell>
          <table:table-cell table:formula="of:=[.$J$31]*[.A50]+[.$J$32]" office:value-type="float" office:value="1.75035919457907" calcext:value-type="float">
            <text:p>1,7503591946</text:p>
          </table:table-cell>
          <table:table-cell table:formula="of:=([.C50]-[.F50])*([.C50]-[.F50])" office:value-type="float" office:value="0.0000147087174593535" calcext:value-type="float">
            <text:p>1,47087174593535E-005</text:p>
          </table:table-cell>
          <table:table-cell table:number-columns-repeated="3"/>
        </table:table-row>
        <table:table-row table:style-name="ro1">
          <table:table-cell office:value-type="float" office:value="0.7899995" calcext:value-type="float">
            <text:p>0,7899995</text:p>
          </table:table-cell>
          <table:table-cell office:value-type="float" office:value="13.97974" calcext:value-type="float">
            <text:p>13,97974</text:p>
          </table:table-cell>
          <table:table-cell office:value-type="float" office:value="1.76454" calcext:value-type="float">
            <text:p>1,76454</text:p>
          </table:table-cell>
          <table:table-cell table:formula="of:=[.$J$26]*[.A51]^2 + [.$J$27]*[.A51]+[.$J$28]" office:value-type="float" office:value="13.9499143163231" calcext:value-type="float">
            <text:p>13,9499143163</text:p>
          </table:table-cell>
          <table:table-cell table:formula="of:=([.B51]-[.D51]) * ([.B51]-[.D51])" office:value-type="float" office:value="0.000889571406791676" calcext:value-type="float">
            <text:p>0,0008895714</text:p>
          </table:table-cell>
          <table:table-cell table:formula="of:=[.$J$31]*[.A51]+[.$J$32]" office:value-type="float" office:value="1.76840963724084" calcext:value-type="float">
            <text:p>1,7684096372</text:p>
          </table:table-cell>
          <table:table-cell table:formula="of:=([.C51]-[.F51])*([.C51]-[.F51])" office:value-type="float" office:value="0.0000149740923757061" calcext:value-type="float">
            <text:p>1,49740923757061E-005</text:p>
          </table:table-cell>
          <table:table-cell table:number-columns-repeated="3"/>
        </table:table-row>
        <table:table-row table:style-name="ro1">
          <table:table-cell office:value-type="float" office:value="0.7999995" calcext:value-type="float">
            <text:p>0,7999995</text:p>
          </table:table-cell>
          <table:table-cell office:value-type="float" office:value="14.33527" calcext:value-type="float">
            <text:p>14,33527</text:p>
          </table:table-cell>
          <table:table-cell office:value-type="float" office:value="1.782505" calcext:value-type="float">
            <text:p>1,782505</text:p>
          </table:table-cell>
          <table:table-cell table:formula="of:=[.$J$26]*[.A52]^2 + [.$J$27]*[.A52]+[.$J$28]" office:value-type="float" office:value="14.2783331009797" calcext:value-type="float">
            <text:p>14,278333101</text:p>
          </table:table-cell>
          <table:table-cell table:formula="of:=([.B52]-[.D52]) * ([.B52]-[.D52])" office:value-type="float" office:value="0.00324181047004484" calcext:value-type="float">
            <text:p>0,0032418105</text:p>
          </table:table-cell>
          <table:table-cell table:formula="of:=[.$J$31]*[.A52]+[.$J$32]" office:value-type="float" office:value="1.78646026040884" calcext:value-type="float">
            <text:p>1,7864602604</text:p>
          </table:table-cell>
          <table:table-cell table:formula="of:=([.C52]-[.F52])*([.C52]-[.F52])" office:value-type="float" office:value="0.0000156440849017493" calcext:value-type="float">
            <text:p>1,56440849017493E-005</text:p>
          </table:table-cell>
          <table:table-cell table:number-columns-repeated="3"/>
        </table:table-row>
        <table:table-row table:style-name="ro1">
          <table:table-cell office:value-type="float" office:value="0.8099995" calcext:value-type="float">
            <text:p>0,8099995</text:p>
          </table:table-cell>
          <table:table-cell office:value-type="float" office:value="14.66864" calcext:value-type="float">
            <text:p>14,66864</text:p>
          </table:table-cell>
          <table:table-cell office:value-type="float" office:value="1.800416" calcext:value-type="float">
            <text:p>1,800416</text:p>
          </table:table-cell>
          <table:table-cell table:formula="of:=[.$J$26]*[.A53]^2 + [.$J$27]*[.A53]+[.$J$28]" office:value-type="float" office:value="14.6107165291048" calcext:value-type="float">
            <text:p>14,6107165291</text:p>
          </table:table-cell>
          <table:table-cell table:formula="of:=([.B53]-[.D53]) * ([.B53]-[.D53])" office:value-type="float" office:value="0.00335512848054676" calcext:value-type="float">
            <text:p>0,0033551285</text:p>
          </table:table-cell>
          <table:table-cell table:formula="of:=[.$J$31]*[.A53]+[.$J$32]" office:value-type="float" office:value="1.80451088357684" calcext:value-type="float">
            <text:p>1,8045108836</text:p>
          </table:table-cell>
          <table:table-cell table:formula="of:=([.C53]-[.F53])*([.C53]-[.F53])" office:value-type="float" office:value="0.0000167680715078863" calcext:value-type="float">
            <text:p>1,67680715078863E-005</text:p>
          </table:table-cell>
          <table:table-cell table:number-columns-repeated="3"/>
        </table:table-row>
        <table:table-row table:style-name="ro1">
          <table:table-cell office:value-type="float" office:value="0.8199995" calcext:value-type="float">
            <text:p>0,8199995</text:p>
          </table:table-cell>
          <table:table-cell office:value-type="float" office:value="14.92568" calcext:value-type="float">
            <text:p>14,92568</text:p>
          </table:table-cell>
          <table:table-cell office:value-type="float" office:value="1.83574" calcext:value-type="float">
            <text:p>1,83574</text:p>
          </table:table-cell>
          <table:table-cell table:formula="of:=[.$J$26]*[.A54]^2 + [.$J$27]*[.A54]+[.$J$28]" office:value-type="float" office:value="14.9470646006984" calcext:value-type="float">
            <text:p>14,9470646007</text:p>
          </table:table-cell>
          <table:table-cell table:formula="of:=([.B54]-[.D54]) * ([.B54]-[.D54])" office:value-type="float" office:value="0.000457301147029126" calcext:value-type="float">
            <text:p>0,0004573011</text:p>
          </table:table-cell>
          <table:table-cell table:formula="of:=[.$J$31]*[.A54]+[.$J$32]" office:value-type="float" office:value="1.82256150674484" calcext:value-type="float">
            <text:p>1,8225615067</text:p>
          </table:table-cell>
          <table:table-cell table:formula="of:=([.C54]-[.F54])*([.C54]-[.F54])" office:value-type="float" office:value="0.00017367268447625" calcext:value-type="float">
            <text:p>0,0001736727</text:p>
          </table:table-cell>
          <table:table-cell table:number-columns-repeated="3"/>
        </table:table-row>
        <table:table-row table:style-name="ro1">
          <table:table-cell office:value-type="float" office:value="0.8299995" calcext:value-type="float">
            <text:p>0,8299995</text:p>
          </table:table-cell>
          <table:table-cell office:value-type="float" office:value="15.36385" calcext:value-type="float">
            <text:p>15,36385</text:p>
          </table:table-cell>
          <table:table-cell office:value-type="float" office:value="1.854034" calcext:value-type="float">
            <text:p>1,854034</text:p>
          </table:table-cell>
          <table:table-cell table:formula="of:=[.$J$26]*[.A55]^2 + [.$J$27]*[.A55]+[.$J$28]" office:value-type="float" office:value="15.2873773157605" calcext:value-type="float">
            <text:p>15,2873773158</text:p>
          </table:table-cell>
          <table:table-cell table:formula="of:=([.B55]-[.D55]) * ([.B55]-[.D55])" office:value-type="float" office:value="0.00584807143480073" calcext:value-type="float">
            <text:p>0,0058480714</text:p>
          </table:table-cell>
          <table:table-cell table:formula="of:=[.$J$31]*[.A55]+[.$J$32]" office:value-type="float" office:value="1.84061212991284" calcext:value-type="float">
            <text:p>1,8406121299</text:p>
          </table:table-cell>
          <table:table-cell table:formula="of:=([.C55]-[.F55])*([.C55]-[.F55])" office:value-type="float" office:value="0.000180146596636553" calcext:value-type="float">
            <text:p>0,0001801466</text:p>
          </table:table-cell>
          <table:table-cell table:number-columns-repeated="3"/>
        </table:table-row>
        <table:table-row table:style-name="ro1">
          <table:table-cell office:value-type="float" office:value="0.8399995" calcext:value-type="float">
            <text:p>0,8399995</text:p>
          </table:table-cell>
          <table:table-cell office:value-type="float" office:value="15.57515" calcext:value-type="float">
            <text:p>15,57515</text:p>
          </table:table-cell>
          <table:table-cell office:value-type="float" office:value="1.852164" calcext:value-type="float">
            <text:p>1,852164</text:p>
          </table:table-cell>
          <table:table-cell table:formula="of:=[.$J$26]*[.A56]^2 + [.$J$27]*[.A56]+[.$J$28]" office:value-type="float" office:value="15.631654674291" calcext:value-type="float">
            <text:p>15,6316546743</text:p>
          </table:table-cell>
          <table:table-cell table:formula="of:=([.B56]-[.D56]) * ([.B56]-[.D56])" office:value-type="float" office:value="0.00319277821673564" calcext:value-type="float">
            <text:p>0,0031927782</text:p>
          </table:table-cell>
          <table:table-cell table:formula="of:=[.$J$31]*[.A56]+[.$J$32]" office:value-type="float" office:value="1.85866275308084" calcext:value-type="float">
            <text:p>1,8586627531</text:p>
          </table:table-cell>
          <table:table-cell table:formula="of:=([.C56]-[.F56])*([.C56]-[.F56])" office:value-type="float" office:value="0.0000422337916057508" calcext:value-type="float">
            <text:p>4,22337916057508E-005</text:p>
          </table:table-cell>
          <table:table-cell table:number-columns-repeated="3"/>
        </table:table-row>
        <table:table-row table:style-name="ro1">
          <table:table-cell office:value-type="float" office:value="0.8499995" calcext:value-type="float">
            <text:p>0,8499995</text:p>
          </table:table-cell>
          <table:table-cell office:value-type="float" office:value="15.96644" calcext:value-type="float">
            <text:p>15,96644</text:p>
          </table:table-cell>
          <table:table-cell office:value-type="float" office:value="1.867354" calcext:value-type="float">
            <text:p>1,867354</text:p>
          </table:table-cell>
          <table:table-cell table:formula="of:=[.$J$26]*[.A57]^2 + [.$J$27]*[.A57]+[.$J$28]" office:value-type="float" office:value="15.9798966762901" calcext:value-type="float">
            <text:p>15,9798966763</text:p>
          </table:table-cell>
          <table:table-cell table:formula="of:=([.B57]-[.D57]) * ([.B57]-[.D57])" office:value-type="float" office:value="0.000181082136776708" calcext:value-type="float">
            <text:p>0,0001810821</text:p>
          </table:table-cell>
          <table:table-cell table:formula="of:=[.$J$31]*[.A57]+[.$J$32]" office:value-type="float" office:value="1.87671337624884" calcext:value-type="float">
            <text:p>1,8767133762</text:p>
          </table:table-cell>
          <table:table-cell table:formula="of:=([.C57]-[.F57])*([.C57]-[.F57])" office:value-type="float" office:value="0.000087597923767379" calcext:value-type="float">
            <text:p>8,7597923767379E-005</text:p>
          </table:table-cell>
          <table:table-cell table:number-columns-repeated="3"/>
        </table:table-row>
        <table:table-row table:style-name="ro1">
          <table:table-cell office:value-type="float" office:value="0.8599995" calcext:value-type="float">
            <text:p>0,8599995</text:p>
          </table:table-cell>
          <table:table-cell office:value-type="float" office:value="16.33838" calcext:value-type="float">
            <text:p>16,33838</text:p>
          </table:table-cell>
          <table:table-cell office:value-type="float" office:value="1.885426" calcext:value-type="float">
            <text:p>1,885426</text:p>
          </table:table-cell>
          <table:table-cell table:formula="of:=[.$J$26]*[.A58]^2 + [.$J$27]*[.A58]+[.$J$28]" office:value-type="float" office:value="16.3321033217577" calcext:value-type="float">
            <text:p>16,3321033218</text:p>
          </table:table-cell>
          <table:table-cell table:formula="of:=([.B58]-[.D58]) * ([.B58]-[.D58])" office:value-type="float" office:value="0.0000393966897575998" calcext:value-type="float">
            <text:p>3,93966897575998E-005</text:p>
          </table:table-cell>
          <table:table-cell table:formula="of:=[.$J$31]*[.A58]+[.$J$32]" office:value-type="float" office:value="1.89476399941684" calcext:value-type="float">
            <text:p>1,8947639994</text:p>
          </table:table-cell>
          <table:table-cell table:formula="of:=([.C58]-[.F58])*([.C58]-[.F58])" office:value-type="float" office:value="0.0000871982331089351" calcext:value-type="float">
            <text:p>8,71982331089351E-005</text:p>
          </table:table-cell>
          <table:table-cell table:number-columns-repeated="3"/>
        </table:table-row>
        <table:table-row table:style-name="ro1">
          <table:table-cell office:value-type="float" office:value="0.8699995" calcext:value-type="float">
            <text:p>0,8699995</text:p>
          </table:table-cell>
          <table:table-cell office:value-type="float" office:value="16.64304" calcext:value-type="float">
            <text:p>16,64304</text:p>
          </table:table-cell>
          <table:table-cell office:value-type="float" office:value="1.903316" calcext:value-type="float">
            <text:p>1,903316</text:p>
          </table:table-cell>
          <table:table-cell table:formula="of:=[.$J$26]*[.A59]^2 + [.$J$27]*[.A59]+[.$J$28]" office:value-type="float" office:value="16.6882746106938" calcext:value-type="float">
            <text:p>16,6882746107</text:p>
          </table:table-cell>
          <table:table-cell table:formula="of:=([.B59]-[.D59]) * ([.B59]-[.D59])" office:value-type="float" office:value="0.00204617000461613" calcext:value-type="float">
            <text:p>0,00204617</text:p>
          </table:table-cell>
          <table:table-cell table:formula="of:=[.$J$31]*[.A59]+[.$J$32]" office:value-type="float" office:value="1.91281462258484" calcext:value-type="float">
            <text:p>1,9128146226</text:p>
          </table:table-cell>
          <table:table-cell table:formula="of:=([.C59]-[.F59])*([.C59]-[.F59])" office:value-type="float" office:value="0.0000902238310092604" calcext:value-type="float">
            <text:p>9,02238310092604E-005</text:p>
          </table:table-cell>
          <table:table-cell table:number-columns-repeated="3"/>
        </table:table-row>
        <table:table-row table:style-name="ro1">
          <table:table-cell office:value-type="float" office:value="0.8799995" calcext:value-type="float">
            <text:p>0,8799995</text:p>
          </table:table-cell>
          <table:table-cell office:value-type="float" office:value="17.00567" calcext:value-type="float">
            <text:p>17,00567</text:p>
          </table:table-cell>
          <table:table-cell office:value-type="float" office:value="1.921535" calcext:value-type="float">
            <text:p>1,921535</text:p>
          </table:table-cell>
          <table:table-cell table:formula="of:=[.$J$26]*[.A60]^2 + [.$J$27]*[.A60]+[.$J$28]" office:value-type="float" office:value="17.0484105430983" calcext:value-type="float">
            <text:p>17,0484105431</text:p>
          </table:table-cell>
          <table:table-cell table:formula="of:=([.B60]-[.D60]) * ([.B60]-[.D60])" office:value-type="float" office:value="0.00182675402434074" calcext:value-type="float">
            <text:p>0,001826754</text:p>
          </table:table-cell>
          <table:table-cell table:formula="of:=[.$J$31]*[.A60]+[.$J$32]" office:value-type="float" office:value="1.93086524575284" calcext:value-type="float">
            <text:p>1,9308652458</text:p>
          </table:table-cell>
          <table:table-cell table:formula="of:=([.C60]-[.F60])*([.C60]-[.F60])" office:value-type="float" office:value="0.0000870534858084163" calcext:value-type="float">
            <text:p>8,70534858084163E-005</text:p>
          </table:table-cell>
          <table:table-cell table:number-columns-repeated="3"/>
        </table:table-row>
        <table:table-row table:style-name="ro1">
          <table:table-cell office:value-type="float" office:value="0.8899994" calcext:value-type="float">
            <text:p>0,8899994</text:p>
          </table:table-cell>
          <table:table-cell office:value-type="float" office:value="17.37594" calcext:value-type="float">
            <text:p>17,37594</text:p>
          </table:table-cell>
          <table:table-cell office:value-type="float" office:value="1.957872" calcext:value-type="float">
            <text:p>1,957872</text:p>
          </table:table-cell>
          <table:table-cell table:formula="of:=[.$J$26]*[.A61]^2 + [.$J$27]*[.A61]+[.$J$28]" office:value-type="float" office:value="17.4125074581426" calcext:value-type="float">
            <text:p>17,4125074581</text:p>
          </table:table-cell>
          <table:table-cell table:formula="of:=([.B61]-[.D61]) * ([.B61]-[.D61])" office:value-type="float" office:value="0.00133717899501334" calcext:value-type="float">
            <text:p>0,001337179</text:p>
          </table:table-cell>
          <table:table-cell table:formula="of:=[.$J$31]*[.A61]+[.$J$32]" office:value-type="float" office:value="1.94891568841461" calcext:value-type="float">
            <text:p>1,9489156884</text:p>
          </table:table-cell>
          <table:table-cell table:formula="of:=([.C61]-[.F61])*([.C61]-[.F61])" office:value-type="float" office:value="0.0000802155172145933" calcext:value-type="float">
            <text:p>8,02155172145933E-005</text:p>
          </table:table-cell>
          <table:table-cell table:number-columns-repeated="3"/>
        </table:table-row>
        <table:table-row table:style-name="ro1">
          <table:table-cell office:value-type="float" office:value="0.8999994" calcext:value-type="float">
            <text:p>0,8999994</text:p>
          </table:table-cell>
          <table:table-cell office:value-type="float" office:value="17.79428" calcext:value-type="float">
            <text:p>17,79428</text:p>
          </table:table-cell>
          <table:table-cell office:value-type="float" office:value="1.975686" calcext:value-type="float">
            <text:p>1,975686</text:p>
          </table:table-cell>
          <table:table-cell table:formula="of:=[.$J$26]*[.A62]^2 + [.$J$27]*[.A62]+[.$J$28]" office:value-type="float" office:value="17.7805726378378" calcext:value-type="float">
            <text:p>17,7805726378</text:p>
          </table:table-cell>
          <table:table-cell table:formula="of:=([.B62]-[.D62]) * ([.B62]-[.D62])" office:value-type="float" office:value="0.000187891777446416" calcext:value-type="float">
            <text:p>0,0001878918</text:p>
          </table:table-cell>
          <table:table-cell table:formula="of:=[.$J$31]*[.A62]+[.$J$32]" office:value-type="float" office:value="1.96696631158261" calcext:value-type="float">
            <text:p>1,9669663116</text:p>
          </table:table-cell>
          <table:table-cell table:formula="of:=([.C62]-[.F62])*([.C62]-[.F62])" office:value-type="float" office:value="0.0000760329660963675" calcext:value-type="float">
            <text:p>0,000076033</text:p>
          </table:table-cell>
          <table:table-cell table:number-columns-repeated="3"/>
        </table:table-row>
        <table:table-row table:style-name="ro1">
          <table:table-cell office:value-type="float" office:value="0.9099994" calcext:value-type="float">
            <text:p>0,9099994</text:p>
          </table:table-cell>
          <table:table-cell office:value-type="float" office:value="18.12909" calcext:value-type="float">
            <text:p>18,12909</text:p>
          </table:table-cell>
          <table:table-cell office:value-type="float" office:value="1.990872" calcext:value-type="float">
            <text:p>1,990872</text:p>
          </table:table-cell>
          <table:table-cell table:formula="of:=[.$J$26]*[.A63]^2 + [.$J$27]*[.A63]+[.$J$28]" office:value-type="float" office:value="18.1526024610014" calcext:value-type="float">
            <text:p>18,152602461</text:p>
          </table:table-cell>
          <table:table-cell table:formula="of:=([.B63]-[.D63]) * ([.B63]-[.D63])" office:value-type="float" office:value="0.000552835822343146" calcext:value-type="float">
            <text:p>0,0005528358</text:p>
          </table:table-cell>
          <table:table-cell table:formula="of:=[.$J$31]*[.A63]+[.$J$32]" office:value-type="float" office:value="1.98501693475061" calcext:value-type="float">
            <text:p>1,9850169348</text:p>
          </table:table-cell>
          <table:table-cell table:formula="of:=([.C63]-[.F63])*([.C63]-[.F63])" office:value-type="float" office:value="0.000034281789074615" calcext:value-type="float">
            <text:p>3,4281789074615E-005</text:p>
          </table:table-cell>
          <table:table-cell table:number-columns-repeated="3"/>
        </table:table-row>
        <table:table-row table:style-name="ro1">
          <table:table-cell office:value-type="float" office:value="0.9199994" calcext:value-type="float">
            <text:p>0,9199994</text:p>
          </table:table-cell>
          <table:table-cell office:value-type="float" office:value="18.4558" calcext:value-type="float">
            <text:p>18,4558</text:p>
          </table:table-cell>
          <table:table-cell office:value-type="float" office:value="2.009453" calcext:value-type="float">
            <text:p>2,009453</text:p>
          </table:table-cell>
          <table:table-cell table:formula="of:=[.$J$26]*[.A64]^2 + [.$J$27]*[.A64]+[.$J$28]" office:value-type="float" office:value="18.5285969276336" calcext:value-type="float">
            <text:p>18,5285969276</text:p>
          </table:table-cell>
          <table:table-cell table:formula="of:=([.B64]-[.D64]) * ([.B64]-[.D64])" office:value-type="float" office:value="0.00529939267288546" calcext:value-type="float">
            <text:p>0,0052993927</text:p>
          </table:table-cell>
          <table:table-cell table:formula="of:=[.$J$31]*[.A64]+[.$J$32]" office:value-type="float" office:value="2.00306755791861" calcext:value-type="float">
            <text:p>2,0030675579</text:p>
          </table:table-cell>
          <table:table-cell table:formula="of:=([.C64]-[.F64])*([.C64]-[.F64])" office:value-type="float" office:value="0.0000407738705747922" calcext:value-type="float">
            <text:p>4,07738705747922E-005</text:p>
          </table:table-cell>
          <table:table-cell table:number-columns-repeated="3"/>
        </table:table-row>
        <table:table-row table:style-name="ro1">
          <table:table-cell office:value-type="float" office:value="0.9299994" calcext:value-type="float">
            <text:p>0,9299994</text:p>
          </table:table-cell>
          <table:table-cell office:value-type="float" office:value="18.87757" calcext:value-type="float">
            <text:p>18,87757</text:p>
          </table:table-cell>
          <table:table-cell office:value-type="float" office:value="2.026847" calcext:value-type="float">
            <text:p>2,026847</text:p>
          </table:table-cell>
          <table:table-cell table:formula="of:=[.$J$26]*[.A65]^2 + [.$J$27]*[.A65]+[.$J$28]" office:value-type="float" office:value="18.9085560377342" calcext:value-type="float">
            <text:p>18,9085560377</text:p>
          </table:table-cell>
          <table:table-cell table:formula="of:=([.B65]-[.D65]) * ([.B65]-[.D65])" office:value-type="float" office:value="0.000960134534465387" calcext:value-type="float">
            <text:p>0,0009601345</text:p>
          </table:table-cell>
          <table:table-cell table:formula="of:=[.$J$31]*[.A65]+[.$J$32]" office:value-type="float" office:value="2.02111818108661" calcext:value-type="float">
            <text:p>2,0211181811</text:p>
          </table:table-cell>
          <table:table-cell table:formula="of:=([.C65]-[.F65])*([.C65]-[.F65])" office:value-type="float" office:value="0.0000328193661424194" calcext:value-type="float">
            <text:p>3,28193661424194E-005</text:p>
          </table:table-cell>
          <table:table-cell table:number-columns-repeated="3"/>
        </table:table-row>
        <table:table-row table:style-name="ro1">
          <table:table-cell office:value-type="float" office:value="0.9399994" calcext:value-type="float">
            <text:p>0,9399994</text:p>
          </table:table-cell>
          <table:table-cell office:value-type="float" office:value="19.29266" calcext:value-type="float">
            <text:p>19,29266</text:p>
          </table:table-cell>
          <table:table-cell office:value-type="float" office:value="2.045073" calcext:value-type="float">
            <text:p>2,045073</text:p>
          </table:table-cell>
          <table:table-cell table:formula="of:=[.$J$26]*[.A66]^2 + [.$J$27]*[.A66]+[.$J$28]" office:value-type="float" office:value="19.2924797913033" calcext:value-type="float">
            <text:p>19,2924797913</text:p>
          </table:table-cell>
          <table:table-cell table:formula="of:=([.B66]-[.D66]) * ([.B66]-[.D66])" office:value-type="float" office:value="0.0000000324751743513438" calcext:value-type="float">
            <text:p>3,24751743513438E-008</text:p>
          </table:table-cell>
          <table:table-cell table:formula="of:=[.$J$31]*[.A66]+[.$J$32]" office:value-type="float" office:value="2.03916880425461" calcext:value-type="float">
            <text:p>2,0391688043</text:p>
          </table:table-cell>
          <table:table-cell table:formula="of:=([.C66]-[.F66])*([.C66]-[.F66])" office:value-type="float" office:value="0.0000348595273998843" calcext:value-type="float">
            <text:p>3,48595273998843E-005</text:p>
          </table:table-cell>
          <table:table-cell table:number-columns-repeated="3"/>
        </table:table-row>
        <table:table-row table:style-name="ro1">
          <table:table-cell office:value-type="float" office:value="0.9499994" calcext:value-type="float">
            <text:p>0,9499994</text:p>
          </table:table-cell>
          <table:table-cell office:value-type="float" office:value="19.63947" calcext:value-type="float">
            <text:p>19,63947</text:p>
          </table:table-cell>
          <table:table-cell office:value-type="float" office:value="2.062882" calcext:value-type="float">
            <text:p>2,062882</text:p>
          </table:table-cell>
          <table:table-cell table:formula="of:=[.$J$26]*[.A67]^2 + [.$J$27]*[.A67]+[.$J$28]" office:value-type="float" office:value="19.680368188341" calcext:value-type="float">
            <text:p>19,6803681883</text:p>
          </table:table-cell>
          <table:table-cell table:formula="of:=([.B67]-[.D67]) * ([.B67]-[.D67])" office:value-type="float" office:value="0.00167266180957475" calcext:value-type="float">
            <text:p>0,0016726618</text:p>
          </table:table-cell>
          <table:table-cell table:formula="of:=[.$J$31]*[.A67]+[.$J$32]" office:value-type="float" office:value="2.05721942742261" calcext:value-type="float">
            <text:p>2,0572194274</text:p>
          </table:table-cell>
          <table:table-cell table:formula="of:=([.C67]-[.F67])*([.C67]-[.F67])" office:value-type="float" office:value="0.0000320647281942143" calcext:value-type="float">
            <text:p>3,20647281942143E-005</text:p>
          </table:table-cell>
          <table:table-cell table:number-columns-repeated="3"/>
        </table:table-row>
        <table:table-row table:style-name="ro1">
          <table:table-cell office:value-type="float" office:value="0.9599994" calcext:value-type="float">
            <text:p>0,9599994</text:p>
          </table:table-cell>
          <table:table-cell office:value-type="float" office:value="20.03539" calcext:value-type="float">
            <text:p>20,03539</text:p>
          </table:table-cell>
          <table:table-cell office:value-type="float" office:value="2.080206" calcext:value-type="float">
            <text:p>2,080206</text:p>
          </table:table-cell>
          <table:table-cell table:formula="of:=[.$J$26]*[.A68]^2 + [.$J$27]*[.A68]+[.$J$28]" office:value-type="float" office:value="20.0722212288471" calcext:value-type="float">
            <text:p>20,0722212288</text:p>
          </table:table-cell>
          <table:table-cell table:formula="of:=([.B68]-[.D68]) * ([.B68]-[.D68])" office:value-type="float" office:value="0.00135653941838946" calcext:value-type="float">
            <text:p>0,0013565394</text:p>
          </table:table-cell>
          <table:table-cell table:formula="of:=[.$J$31]*[.A68]+[.$J$32]" office:value-type="float" office:value="2.07527005059061" calcext:value-type="float">
            <text:p>2,0752700506</text:p>
          </table:table-cell>
          <table:table-cell table:formula="of:=([.C68]-[.F68])*([.C68]-[.F68])" office:value-type="float" office:value="0.0000243635965720609" calcext:value-type="float">
            <text:p>2,43635965720609E-005</text:p>
          </table:table-cell>
          <table:table-cell table:number-columns-repeated="3"/>
        </table:table-row>
        <table:table-row table:style-name="ro1">
          <table:table-cell office:value-type="float" office:value="0.9699994" calcext:value-type="float">
            <text:p>0,9699994</text:p>
          </table:table-cell>
          <table:table-cell office:value-type="float" office:value="20.51107" calcext:value-type="float">
            <text:p>20,51107</text:p>
          </table:table-cell>
          <table:table-cell office:value-type="float" office:value="2.118489" calcext:value-type="float">
            <text:p>2,118489</text:p>
          </table:table-cell>
          <table:table-cell table:formula="of:=[.$J$26]*[.A69]^2 + [.$J$27]*[.A69]+[.$J$28]" office:value-type="float" office:value="20.4680389128218" calcext:value-type="float">
            <text:p>20,4680389128</text:p>
          </table:table-cell>
          <table:table-cell table:formula="of:=([.B69]-[.D69]) * ([.B69]-[.D69])" office:value-type="float" office:value="0.00185167446374028" calcext:value-type="float">
            <text:p>0,0018516745</text:p>
          </table:table-cell>
          <table:table-cell table:formula="of:=[.$J$31]*[.A69]+[.$J$32]" office:value-type="float" office:value="2.09332067375861" calcext:value-type="float">
            <text:p>2,0933206738</text:p>
          </table:table-cell>
          <table:table-cell table:formula="of:=([.C69]-[.F69])*([.C69]-[.F69])" office:value-type="float" office:value="0.000633444645793051" calcext:value-type="float">
            <text:p>0,0006334446</text:p>
          </table:table-cell>
          <table:table-cell table:number-columns-repeated="3"/>
        </table:table-row>
        <table:table-row table:style-name="ro1">
          <table:table-cell office:value-type="float" office:value="0.9799994" calcext:value-type="float">
            <text:p>0,9799994</text:p>
          </table:table-cell>
          <table:table-cell office:value-type="float" office:value="20.80191" calcext:value-type="float">
            <text:p>20,80191</text:p>
          </table:table-cell>
          <table:table-cell office:value-type="float" office:value="2.136314" calcext:value-type="float">
            <text:p>2,136314</text:p>
          </table:table-cell>
          <table:table-cell table:formula="of:=[.$J$26]*[.A70]^2 + [.$J$27]*[.A70]+[.$J$28]" office:value-type="float" office:value="20.8678212402649" calcext:value-type="float">
            <text:p>20,8678212403</text:p>
          </table:table-cell>
          <table:table-cell table:formula="of:=([.B70]-[.D70]) * ([.B70]-[.D70])" office:value-type="float" office:value="0.00434429159325916" calcext:value-type="float">
            <text:p>0,0043442916</text:p>
          </table:table-cell>
          <table:table-cell table:formula="of:=[.$J$31]*[.A70]+[.$J$32]" office:value-type="float" office:value="2.11137129692661" calcext:value-type="float">
            <text:p>2,1113712969</text:p>
          </table:table-cell>
          <table:table-cell table:formula="of:=([.C70]-[.F70])*([.C70]-[.F70])" office:value-type="float" office:value="0.00062213843660732" calcext:value-type="float">
            <text:p>0,0006221384</text:p>
          </table:table-cell>
          <table:table-cell table:number-columns-repeated="3"/>
        </table:table-row>
        <table:table-row table:style-name="ro1">
          <table:table-cell office:value-type="float" office:value="0.9899994" calcext:value-type="float">
            <text:p>0,9899994</text:p>
          </table:table-cell>
          <table:table-cell office:value-type="float" office:value="21.30959" calcext:value-type="float">
            <text:p>21,30959</text:p>
          </table:table-cell>
          <table:table-cell office:value-type="float" office:value="2.15265" calcext:value-type="float">
            <text:p>2,15265</text:p>
          </table:table-cell>
          <table:table-cell table:formula="of:=[.$J$26]*[.A71]^2 + [.$J$27]*[.A71]+[.$J$28]" office:value-type="float" office:value="21.2715682111766" calcext:value-type="float">
            <text:p>21,2715682112</text:p>
          </table:table-cell>
          <table:table-cell table:formula="of:=([.B71]-[.D71]) * ([.B71]-[.D71])" office:value-type="float" office:value="0.00144565642533474" calcext:value-type="float">
            <text:p>0,0014456564</text:p>
          </table:table-cell>
          <table:table-cell table:formula="of:=[.$J$31]*[.A71]+[.$J$32]" office:value-type="float" office:value="2.12942192009461" calcext:value-type="float">
            <text:p>2,1294219201</text:p>
          </table:table-cell>
          <table:table-cell table:formula="of:=([.C71]-[.F71])*([.C71]-[.F71])" office:value-type="float" office:value="0.000539543696091198" calcext:value-type="float">
            <text:p>0,0005395437</text:p>
          </table:table-cell>
          <table:table-cell table:number-columns-repeated="3"/>
        </table:table-row>
        <table:table-row table:style-name="ro1">
          <table:table-cell office:value-type="float" office:value="0.9999993" calcext:value-type="float">
            <text:p>0,9999993</text:p>
          </table:table-cell>
          <table:table-cell office:value-type="float" office:value="21.76846" calcext:value-type="float">
            <text:p>21,76846</text:p>
          </table:table-cell>
          <table:table-cell office:value-type="float" office:value="2.170461" calcext:value-type="float">
            <text:p>2,170461</text:p>
          </table:table-cell>
          <table:table-cell table:formula="of:=[.$J$26]*[.A72]^2 + [.$J$27]*[.A72]+[.$J$28]" office:value-type="float" office:value="21.6792757286175" calcext:value-type="float">
            <text:p>21,6792757286</text:p>
          </table:table-cell>
          <table:table-cell table:formula="of:=([.B72]-[.D72]) * ([.B72]-[.D72])" office:value-type="float" office:value="0.0079538342620217" calcext:value-type="float">
            <text:p>0,0079538343</text:p>
          </table:table-cell>
          <table:table-cell table:formula="of:=[.$J$31]*[.A72]+[.$J$32]" office:value-type="float" office:value="2.14747236275638" calcext:value-type="float">
            <text:p>2,1474723628</text:p>
          </table:table-cell>
          <table:table-cell table:formula="of:=([.C72]-[.F72])*([.C72]-[.F72])" office:value-type="float" office:value="0.000528477442318849" calcext:value-type="float">
            <text:p>0,0005284774</text:p>
          </table:table-cell>
          <table:table-cell table:number-columns-repeated="3"/>
        </table:table-row>
        <table:table-row table:style-name="ro1">
          <table:table-cell office:value-type="float" office:value="1.009999" calcext:value-type="float">
            <text:p>1,009999</text:p>
          </table:table-cell>
          <table:table-cell office:value-type="float" office:value="22.15131" calcext:value-type="float">
            <text:p>22,15131</text:p>
          </table:table-cell>
          <table:table-cell office:value-type="float" office:value="2.188271" calcext:value-type="float">
            <text:p>2,188271</text:p>
          </table:table-cell>
          <table:table-cell table:formula="of:=[.$J$26]*[.A73]^2 + [.$J$27]*[.A73]+[.$J$28]" office:value-type="float" office:value="22.0909395370653" calcext:value-type="float">
            <text:p>22,0909395371</text:p>
          </table:table-cell>
          <table:table-cell table:formula="of:=([.B73]-[.D73]) * ([.B73]-[.D73])" office:value-type="float" office:value="0.00364459279494647" calcext:value-type="float">
            <text:p>0,0036445928</text:p>
          </table:table-cell>
          <table:table-cell table:formula="of:=[.$J$31]*[.A73]+[.$J$32]" office:value-type="float" office:value="2.16552244440568" calcext:value-type="float">
            <text:p>2,1655224444</text:p>
          </table:table-cell>
          <table:table-cell table:formula="of:=([.C73]-[.F73])*([.C73]-[.F73])" office:value-type="float" office:value="0.000517496781627721" calcext:value-type="float">
            <text:p>0,000517496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1T23:42:37.888000000</dc:date>
    <meta:generator>LibreOffice/4.2.5.2$Windows_x86 LibreOffice_project/6ff819b65674ae6c83f3cbab9e4a4c2b292a7a94</meta:generator>
    <meta:editing-duration>P0D</meta:editing-duration>
    <meta:editing-cycles>1</meta:editing-cycles>
    <meta:document-statistic meta:table-count="1" meta:cell-count="5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1.286cm" svg:y="3.954cm" style:legend-expansion="high" chart:style-name="ch2"/>
        <chart:plot-area chart:style-name="ch3" table:cell-range-address="Ark1.A1:Ark1.B73" chart:data-source-has-labels="row" svg:x="0.769cm" svg:y="0.855cm" svg:width="9.879cm" svg:height="7.55cm">
          <chartooo:coordinate-region svg:x="1.39cm" svg:y="1.054cm" svg:width="9.01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1.B2:Ark1.B73" chart:label-cell-address="Ark1.B1:Ark1.B1" chart:class="chart:scatter">
            <chart:domain table:cell-range-address="Ark1.A2:Ark1.A73"/>
            <chart:regression-curve chart:style-name="ch7">
              <chart:equation chart:display-equation="true" chart:display-r-square="true"/>
            </chart:regression-curve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A</text:p>
              </table:table-cell>
              <table:table-cell office:value-type="string">
                <text:p>Distance</text:p>
                <draw:g>
                  <svg:desc>Ark1.B1:Ark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Ark1.A2:Ark1.A73</svg:desc>
                </draw:g>
              </table:table-cell>
              <table:table-cell office:value-type="float" office:value="2.730258">
                <text:p>2.730258</text:p>
                <draw:g>
                  <svg:desc>Ark1.B2:Ark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2.849493">
                <text:p>2.849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2.960936">
                <text:p>2.960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3.052949">
                <text:p>3.052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3.255298">
                <text:p>3.255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3.469865">
                <text:p>3.469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  <table:table-cell office:value-type="float" office:value="3.610824">
                <text:p>3.610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99999">
                <text:p>0.3699999</text:p>
              </table:table-cell>
              <table:table-cell office:value-type="float" office:value="3.741397">
                <text:p>3.741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99999">
                <text:p>0.3799999</text:p>
              </table:table-cell>
              <table:table-cell office:value-type="float" office:value="3.847506">
                <text:p>3.847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99999">
                <text:p>0.3899999</text:p>
              </table:table-cell>
              <table:table-cell office:value-type="float" office:value="4.073025">
                <text:p>4.073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99999">
                <text:p>0.3999999</text:p>
              </table:table-cell>
              <table:table-cell office:value-type="float" office:value="4.280159">
                <text:p>4.280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99999">
                <text:p>0.4099999</text:p>
              </table:table-cell>
              <table:table-cell office:value-type="float" office:value="4.42514">
                <text:p>4.42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99999">
                <text:p>0.4199999</text:p>
              </table:table-cell>
              <table:table-cell office:value-type="float" office:value="4.577859">
                <text:p>4.577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99999">
                <text:p>0.4299999</text:p>
              </table:table-cell>
              <table:table-cell office:value-type="float" office:value="4.699454">
                <text:p>4.699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99999">
                <text:p>0.4399999</text:p>
              </table:table-cell>
              <table:table-cell office:value-type="float" office:value="4.954784">
                <text:p>4.954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99999">
                <text:p>0.4499999</text:p>
              </table:table-cell>
              <table:table-cell office:value-type="float" office:value="5.180922">
                <text:p>5.180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99999">
                <text:p>0.4599999</text:p>
              </table:table-cell>
              <table:table-cell office:value-type="float" office:value="5.357346">
                <text:p>5.357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99998">
                <text:p>0.4699998</text:p>
              </table:table-cell>
              <table:table-cell office:value-type="float" office:value="5.538369">
                <text:p>5.538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99998">
                <text:p>0.4799998</text:p>
              </table:table-cell>
              <table:table-cell office:value-type="float" office:value="5.763145">
                <text:p>5.763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99998">
                <text:p>0.4899998</text:p>
              </table:table-cell>
              <table:table-cell office:value-type="float" office:value="5.983884">
                <text:p>5.983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99998">
                <text:p>0.4999998</text:p>
              </table:table-cell>
              <table:table-cell office:value-type="float" office:value="6.150203">
                <text:p>6.150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99998">
                <text:p>0.5099998</text:p>
              </table:table-cell>
              <table:table-cell office:value-type="float" office:value="6.338381">
                <text:p>6.338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99998">
                <text:p>0.5199998</text:p>
              </table:table-cell>
              <table:table-cell office:value-type="float" office:value="6.524016">
                <text:p>6.524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99998">
                <text:p>0.5299998</text:p>
              </table:table-cell>
              <table:table-cell office:value-type="float" office:value="6.788115">
                <text:p>6.788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99998">
                <text:p>0.5399998</text:p>
              </table:table-cell>
              <table:table-cell office:value-type="float" office:value="7.086026">
                <text:p>7.086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499998">
                <text:p>0.5499998</text:p>
              </table:table-cell>
              <table:table-cell office:value-type="float" office:value="7.326963">
                <text:p>7.326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99998">
                <text:p>0.5599998</text:p>
              </table:table-cell>
              <table:table-cell office:value-type="float" office:value="7.545699">
                <text:p>7.5456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99998">
                <text:p>0.5699998</text:p>
              </table:table-cell>
              <table:table-cell office:value-type="float" office:value="7.663753">
                <text:p>7.663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99997">
                <text:p>0.5799997</text:p>
              </table:table-cell>
              <table:table-cell office:value-type="float" office:value="7.92838">
                <text:p>7.92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99997">
                <text:p>0.5899997</text:p>
              </table:table-cell>
              <table:table-cell office:value-type="float" office:value="8.205498">
                <text:p>8.205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999997">
                <text:p>0.5999997</text:p>
              </table:table-cell>
              <table:table-cell office:value-type="float" office:value="8.453755">
                <text:p>8.453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099997">
                <text:p>0.6099997</text:p>
              </table:table-cell>
              <table:table-cell office:value-type="float" office:value="8.677306">
                <text:p>8.677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199997">
                <text:p>0.6199997</text:p>
              </table:table-cell>
              <table:table-cell office:value-type="float" office:value="8.938297">
                <text:p>8.938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99997">
                <text:p>0.6299997</text:p>
              </table:table-cell>
              <table:table-cell office:value-type="float" office:value="9.243449">
                <text:p>9.243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99997">
                <text:p>0.6399997</text:p>
              </table:table-cell>
              <table:table-cell office:value-type="float" office:value="9.539452">
                <text:p>9.539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499997">
                <text:p>0.6499997</text:p>
              </table:table-cell>
              <table:table-cell office:value-type="float" office:value="9.840418">
                <text:p>9.840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599997">
                <text:p>0.6599997</text:p>
              </table:table-cell>
              <table:table-cell office:value-type="float" office:value="10.04321">
                <text:p>10.04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99997">
                <text:p>0.6699997</text:p>
              </table:table-cell>
              <table:table-cell office:value-type="float" office:value="10.2534">
                <text:p>10.2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799996">
                <text:p>0.6799996</text:p>
              </table:table-cell>
              <table:table-cell office:value-type="float" office:value="10.68611">
                <text:p>10.686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99996">
                <text:p>0.6899996</text:p>
              </table:table-cell>
              <table:table-cell office:value-type="float" office:value="10.84241">
                <text:p>10.842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99996">
                <text:p>0.6999996</text:p>
              </table:table-cell>
              <table:table-cell office:value-type="float" office:value="11.12918">
                <text:p>11.12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099996">
                <text:p>0.7099996</text:p>
              </table:table-cell>
              <table:table-cell office:value-type="float" office:value="11.4126">
                <text:p>11.41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99996">
                <text:p>0.7199996</text:p>
              </table:table-cell>
              <table:table-cell office:value-type="float" office:value="11.72403">
                <text:p>11.72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99996">
                <text:p>0.7299996</text:p>
              </table:table-cell>
              <table:table-cell office:value-type="float" office:value="12.0344">
                <text:p>12.0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99996">
                <text:p>0.7399996</text:p>
              </table:table-cell>
              <table:table-cell office:value-type="float" office:value="12.38226">
                <text:p>12.38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99996">
                <text:p>0.7499996</text:p>
              </table:table-cell>
              <table:table-cell office:value-type="float" office:value="12.66316">
                <text:p>12.66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99996">
                <text:p>0.7599996</text:p>
              </table:table-cell>
              <table:table-cell office:value-type="float" office:value="13.02406">
                <text:p>13.02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99996">
                <text:p>0.7699996</text:p>
              </table:table-cell>
              <table:table-cell office:value-type="float" office:value="13.35238">
                <text:p>13.35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99996">
                <text:p>0.7799996</text:p>
              </table:table-cell>
              <table:table-cell office:value-type="float" office:value="13.66214">
                <text:p>13.66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899995">
                <text:p>0.7899995</text:p>
              </table:table-cell>
              <table:table-cell office:value-type="float" office:value="13.97974">
                <text:p>13.97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99995">
                <text:p>0.7999995</text:p>
              </table:table-cell>
              <table:table-cell office:value-type="float" office:value="14.33527">
                <text:p>14.335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99995">
                <text:p>0.8099995</text:p>
              </table:table-cell>
              <table:table-cell office:value-type="float" office:value="14.66864">
                <text:p>14.66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99995">
                <text:p>0.8199995</text:p>
              </table:table-cell>
              <table:table-cell office:value-type="float" office:value="14.92568">
                <text:p>14.92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99995">
                <text:p>0.8299995</text:p>
              </table:table-cell>
              <table:table-cell office:value-type="float" office:value="15.36385">
                <text:p>15.363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99995">
                <text:p>0.8399995</text:p>
              </table:table-cell>
              <table:table-cell office:value-type="float" office:value="15.57515">
                <text:p>15.57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99995">
                <text:p>0.8499995</text:p>
              </table:table-cell>
              <table:table-cell office:value-type="float" office:value="15.96644">
                <text:p>15.966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599995">
                <text:p>0.8599995</text:p>
              </table:table-cell>
              <table:table-cell office:value-type="float" office:value="16.33838">
                <text:p>16.338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99995">
                <text:p>0.8699995</text:p>
              </table:table-cell>
              <table:table-cell office:value-type="float" office:value="16.64304">
                <text:p>16.643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799995">
                <text:p>0.8799995</text:p>
              </table:table-cell>
              <table:table-cell office:value-type="float" office:value="17.00567">
                <text:p>17.005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99994">
                <text:p>0.8899994</text:p>
              </table:table-cell>
              <table:table-cell office:value-type="float" office:value="17.37594">
                <text:p>17.375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99994">
                <text:p>0.8999994</text:p>
              </table:table-cell>
              <table:table-cell office:value-type="float" office:value="17.79428">
                <text:p>17.79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99994">
                <text:p>0.9099994</text:p>
              </table:table-cell>
              <table:table-cell office:value-type="float" office:value="18.12909">
                <text:p>18.12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99994">
                <text:p>0.9199994</text:p>
              </table:table-cell>
              <table:table-cell office:value-type="float" office:value="18.4558">
                <text:p>18.45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99994">
                <text:p>0.9299994</text:p>
              </table:table-cell>
              <table:table-cell office:value-type="float" office:value="18.87757">
                <text:p>18.877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99994">
                <text:p>0.9399994</text:p>
              </table:table-cell>
              <table:table-cell office:value-type="float" office:value="19.29266">
                <text:p>19.292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499994">
                <text:p>0.9499994</text:p>
              </table:table-cell>
              <table:table-cell office:value-type="float" office:value="19.63947">
                <text:p>19.63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99994">
                <text:p>0.9599994</text:p>
              </table:table-cell>
              <table:table-cell office:value-type="float" office:value="20.03539">
                <text:p>20.03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99994">
                <text:p>0.9699994</text:p>
              </table:table-cell>
              <table:table-cell office:value-type="float" office:value="20.51107">
                <text:p>20.5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99994">
                <text:p>0.9799994</text:p>
              </table:table-cell>
              <table:table-cell office:value-type="float" office:value="20.80191">
                <text:p>20.801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99994">
                <text:p>0.9899994</text:p>
              </table:table-cell>
              <table:table-cell office:value-type="float" office:value="21.30959">
                <text:p>21.30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9993">
                <text:p>0.9999993</text:p>
              </table:table-cell>
              <table:table-cell office:value-type="float" office:value="21.76846">
                <text:p>21.768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9999">
                <text:p>1.009999</text:p>
              </table:table-cell>
              <table:table-cell office:value-type="float" office:value="22.15131">
                <text:p>22.15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454cm" style:legend-expansion="high" chart:style-name="ch2"/>
        <chart:plot-area chart:style-name="ch3" table:cell-range-address="Ark1.A1:Ark1.A73 Ark1.C1:Ark1.C73" chart:data-source-has-labels="row" svg:x="0.77cm" svg:y="0.855cm" svg:width="10.494cm" svg:height="7.545cm">
          <chartooo:coordinate-region svg:x="1.497cm" svg:y="1.054cm" svg:width="9.52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1.C2:Ark1.C73" chart:label-cell-address="Ark1.C1:Ark1.C1" chart:class="chart:scatter">
            <chart:domain table:cell-range-address="Ark1.A2:Ark1.A73"/>
            <chart:regression-curve chart:style-name="ch7">
              <chart:equation chart:display-equation="true" chart:display-r-square="true"/>
            </chart:regression-curve>
            <chart:regression-curve chart:style-name="ch8">
              <chart:equation chart:display-equation="true" chart:display-r-square="true" svg:x="5.032cm" svg:y="6.489cm"/>
            </chart:regression-curve>
            <chart:regression-curve chart:style-name="ch9"/>
            <chart:data-point chart:repeated="7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A</text:p>
              </table:table-cell>
              <table:table-cell office:value-type="string">
                <text:p>Time</text:p>
                <draw:g>
                  <svg:desc>Ark1.C1:Ark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Ark1.A2:Ark1.A73</svg:desc>
                </draw:g>
              </table:table-cell>
              <table:table-cell office:value-type="float" office:value="0.9103807">
                <text:p>0.9103807</text:p>
                <draw:g>
                  <svg:desc>Ark1.C2:Ark1.C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9342742">
                <text:p>0.9342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0.9518049">
                <text:p>0.9518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0.9498904">
                <text:p>0.9498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0.9676372">
                <text:p>0.9676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0.9818116">
                <text:p>0.9818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  <table:table-cell office:value-type="float" office:value="1.019622">
                <text:p>1.019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99999">
                <text:p>0.3699999</text:p>
              </table:table-cell>
              <table:table-cell office:value-type="float" office:value="1.037328">
                <text:p>1.037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99999">
                <text:p>0.3799999</text:p>
              </table:table-cell>
              <table:table-cell office:value-type="float" office:value="1.035242">
                <text:p>1.035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99999">
                <text:p>0.3899999</text:p>
              </table:table-cell>
              <table:table-cell office:value-type="float" office:value="1.053052">
                <text:p>1.053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99999">
                <text:p>0.3999999</text:p>
              </table:table-cell>
              <table:table-cell office:value-type="float" office:value="1.070858">
                <text:p>1.070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99999">
                <text:p>0.4099999</text:p>
              </table:table-cell>
              <table:table-cell office:value-type="float" office:value="1.086929">
                <text:p>1.086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99999">
                <text:p>0.4199999</text:p>
              </table:table-cell>
              <table:table-cell office:value-type="float" office:value="1.1039">
                <text:p>1.1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99999">
                <text:p>0.4299999</text:p>
              </table:table-cell>
              <table:table-cell office:value-type="float" office:value="1.102356">
                <text:p>1.102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99999">
                <text:p>0.4399999</text:p>
              </table:table-cell>
              <table:table-cell office:value-type="float" office:value="1.120359">
                <text:p>1.120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99999">
                <text:p>0.4499999</text:p>
              </table:table-cell>
              <table:table-cell office:value-type="float" office:value="1.15817">
                <text:p>1.15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99999">
                <text:p>0.4599999</text:p>
              </table:table-cell>
              <table:table-cell office:value-type="float" office:value="1.17405">
                <text:p>1.17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99998">
                <text:p>0.4699998</text:p>
              </table:table-cell>
              <table:table-cell office:value-type="float" office:value="1.192012">
                <text:p>1.192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99998">
                <text:p>0.4799998</text:p>
              </table:table-cell>
              <table:table-cell office:value-type="float" office:value="1.209921">
                <text:p>1.209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99998">
                <text:p>0.4899998</text:p>
              </table:table-cell>
              <table:table-cell office:value-type="float" office:value="1.227654">
                <text:p>1.227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99998">
                <text:p>0.4999998</text:p>
              </table:table-cell>
              <table:table-cell office:value-type="float" office:value="1.225323">
                <text:p>1.2253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99998">
                <text:p>0.5099998</text:p>
              </table:table-cell>
              <table:table-cell office:value-type="float" office:value="1.24499">
                <text:p>1.244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99998">
                <text:p>0.5199998</text:p>
              </table:table-cell>
              <table:table-cell office:value-type="float" office:value="1.263506">
                <text:p>1.263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99998">
                <text:p>0.5299998</text:p>
              </table:table-cell>
              <table:table-cell office:value-type="float" office:value="1.280364">
                <text:p>1.280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99998">
                <text:p>0.5399998</text:p>
              </table:table-cell>
              <table:table-cell office:value-type="float" office:value="1.31863">
                <text:p>1.31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499998">
                <text:p>0.5499998</text:p>
              </table:table-cell>
              <table:table-cell office:value-type="float" office:value="1.336904">
                <text:p>1.336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99998">
                <text:p>0.5599998</text:p>
              </table:table-cell>
              <table:table-cell office:value-type="float" office:value="1.347469">
                <text:p>1.3474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99998">
                <text:p>0.5699998</text:p>
              </table:table-cell>
              <table:table-cell office:value-type="float" office:value="1.343656">
                <text:p>1.343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99997">
                <text:p>0.5799997</text:p>
              </table:table-cell>
              <table:table-cell office:value-type="float" office:value="1.361528">
                <text:p>1.361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99997">
                <text:p>0.5899997</text:p>
              </table:table-cell>
              <table:table-cell office:value-type="float" office:value="1.399321">
                <text:p>1.3993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999997">
                <text:p>0.5999997</text:p>
              </table:table-cell>
              <table:table-cell office:value-type="float" office:value="1.415243">
                <text:p>1.415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099997">
                <text:p>0.6099997</text:p>
              </table:table-cell>
              <table:table-cell office:value-type="float" office:value="1.433053">
                <text:p>1.4330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199997">
                <text:p>0.6199997</text:p>
              </table:table-cell>
              <table:table-cell office:value-type="float" office:value="1.450856">
                <text:p>1.4508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99997">
                <text:p>0.6299997</text:p>
              </table:table-cell>
              <table:table-cell office:value-type="float" office:value="1.468673">
                <text:p>1.4686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99997">
                <text:p>0.6399997</text:p>
              </table:table-cell>
              <table:table-cell office:value-type="float" office:value="1.486483">
                <text:p>1.486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499997">
                <text:p>0.6499997</text:p>
              </table:table-cell>
              <table:table-cell office:value-type="float" office:value="1.504017">
                <text:p>1.504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599997">
                <text:p>0.6599997</text:p>
              </table:table-cell>
              <table:table-cell office:value-type="float" office:value="1.522103">
                <text:p>1.522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99997">
                <text:p>0.6699997</text:p>
              </table:table-cell>
              <table:table-cell office:value-type="float" office:value="1.538477">
                <text:p>1.5384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799996">
                <text:p>0.6799996</text:p>
              </table:table-cell>
              <table:table-cell office:value-type="float" office:value="1.575993">
                <text:p>1.5759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99996">
                <text:p>0.6899996</text:p>
              </table:table-cell>
              <table:table-cell office:value-type="float" office:value="1.574092">
                <text:p>1.5740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99996">
                <text:p>0.6999996</text:p>
              </table:table-cell>
              <table:table-cell office:value-type="float" office:value="1.591909">
                <text:p>1.5919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099996">
                <text:p>0.7099996</text:p>
              </table:table-cell>
              <table:table-cell office:value-type="float" office:value="1.609719">
                <text:p>1.609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99996">
                <text:p>0.7199996</text:p>
              </table:table-cell>
              <table:table-cell office:value-type="float" office:value="1.627529">
                <text:p>1.627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99996">
                <text:p>0.7299996</text:p>
              </table:table-cell>
              <table:table-cell office:value-type="float" office:value="1.644523">
                <text:p>1.6445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99996">
                <text:p>0.7399996</text:p>
              </table:table-cell>
              <table:table-cell office:value-type="float" office:value="1.661468">
                <text:p>1.661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99996">
                <text:p>0.7499996</text:p>
              </table:table-cell>
              <table:table-cell office:value-type="float" office:value="1.699321">
                <text:p>1.699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99996">
                <text:p>0.7599996</text:p>
              </table:table-cell>
              <table:table-cell office:value-type="float" office:value="1.710933">
                <text:p>1.7109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99996">
                <text:p>0.7699996</text:p>
              </table:table-cell>
              <table:table-cell office:value-type="float" office:value="1.728345">
                <text:p>1.728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99996">
                <text:p>0.7799996</text:p>
              </table:table-cell>
              <table:table-cell office:value-type="float" office:value="1.746524">
                <text:p>1.746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899995">
                <text:p>0.7899995</text:p>
              </table:table-cell>
              <table:table-cell office:value-type="float" office:value="1.76454">
                <text:p>1.76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99995">
                <text:p>0.7999995</text:p>
              </table:table-cell>
              <table:table-cell office:value-type="float" office:value="1.782505">
                <text:p>1.782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99995">
                <text:p>0.8099995</text:p>
              </table:table-cell>
              <table:table-cell office:value-type="float" office:value="1.800416">
                <text:p>1.800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99995">
                <text:p>0.8199995</text:p>
              </table:table-cell>
              <table:table-cell office:value-type="float" office:value="1.83574">
                <text:p>1.835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99995">
                <text:p>0.8299995</text:p>
              </table:table-cell>
              <table:table-cell office:value-type="float" office:value="1.854034">
                <text:p>1.8540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99995">
                <text:p>0.8399995</text:p>
              </table:table-cell>
              <table:table-cell office:value-type="float" office:value="1.852164">
                <text:p>1.8521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99995">
                <text:p>0.8499995</text:p>
              </table:table-cell>
              <table:table-cell office:value-type="float" office:value="1.867354">
                <text:p>1.8673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599995">
                <text:p>0.8599995</text:p>
              </table:table-cell>
              <table:table-cell office:value-type="float" office:value="1.885426">
                <text:p>1.8854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99995">
                <text:p>0.8699995</text:p>
              </table:table-cell>
              <table:table-cell office:value-type="float" office:value="1.903316">
                <text:p>1.9033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799995">
                <text:p>0.8799995</text:p>
              </table:table-cell>
              <table:table-cell office:value-type="float" office:value="1.921535">
                <text:p>1.921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99994">
                <text:p>0.8899994</text:p>
              </table:table-cell>
              <table:table-cell office:value-type="float" office:value="1.957872">
                <text:p>1.957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99994">
                <text:p>0.8999994</text:p>
              </table:table-cell>
              <table:table-cell office:value-type="float" office:value="1.975686">
                <text:p>1.975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99994">
                <text:p>0.9099994</text:p>
              </table:table-cell>
              <table:table-cell office:value-type="float" office:value="1.990872">
                <text:p>1.990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99994">
                <text:p>0.9199994</text:p>
              </table:table-cell>
              <table:table-cell office:value-type="float" office:value="2.009453">
                <text:p>2.0094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99994">
                <text:p>0.9299994</text:p>
              </table:table-cell>
              <table:table-cell office:value-type="float" office:value="2.026847">
                <text:p>2.026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99994">
                <text:p>0.9399994</text:p>
              </table:table-cell>
              <table:table-cell office:value-type="float" office:value="2.045073">
                <text:p>2.0450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499994">
                <text:p>0.9499994</text:p>
              </table:table-cell>
              <table:table-cell office:value-type="float" office:value="2.062882">
                <text:p>2.0628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99994">
                <text:p>0.9599994</text:p>
              </table:table-cell>
              <table:table-cell office:value-type="float" office:value="2.080206">
                <text:p>2.0802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99994">
                <text:p>0.9699994</text:p>
              </table:table-cell>
              <table:table-cell office:value-type="float" office:value="2.118489">
                <text:p>2.1184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99994">
                <text:p>0.9799994</text:p>
              </table:table-cell>
              <table:table-cell office:value-type="float" office:value="2.136314">
                <text:p>2.136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99994">
                <text:p>0.9899994</text:p>
              </table:table-cell>
              <table:table-cell office:value-type="float" office:value="2.15265">
                <text:p>2.152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9993">
                <text:p>0.9999993</text:p>
              </table:table-cell>
              <table:table-cell office:value-type="float" office:value="2.170461">
                <text:p>2.170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9999">
                <text:p>1.009999</text:p>
              </table:table-cell>
              <table:table-cell office:value-type="float" office:value="2.188271">
                <text:p>2.1882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